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62cm"/>
    </style:style>
    <style:style style:name="co3" style:family="table-column">
      <style:table-column-properties fo:break-before="auto" style:column-width="5.438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2.607cm"/>
    </style:style>
    <style:style style:name="co7" style:family="table-column">
      <style:table-column-properties fo:break-before="auto" style:column-width="1.221cm"/>
    </style:style>
    <style:style style:name="co8" style:family="table-column">
      <style:table-column-properties fo:break-before="auto" style:column-width="2.997cm"/>
    </style:style>
    <style:style style:name="co10" style:family="table-column">
      <style:table-column-properties fo:break-before="auto" style:column-width="1.138cm"/>
    </style:style>
    <style:style style:name="co11" style:family="table-column">
      <style:table-column-properties fo:break-before="auto" style:column-width="1.32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13cm" fo:break-before="auto" style:use-optimal-row-height="true"/>
    </style:style>
    <style:style style:name="ro4" style:family="table-row">
      <style:table-row-properties style:row-height="0.52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29cm" fo:break-before="auto" style:use-optimal-row-height="true"/>
    </style:style>
    <style:style style:name="ta2" style:family="table" style:master-page-name="PageStyle_5f_Hoja3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ackground-color="#94bd5e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99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end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="0.035cm solid #000000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ackground-color="#94bd5e" style:text-align-source="fix" style:repeat-content="false"/>
      <style:paragraph-properties fo:text-align="center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9" style:family="table-cell" style:parent-style-name="Default">
      <style:table-cell-properties fo:border-bottom="0.018cm solid #000000" style:diagonal-bl-tr="none" style:diagonal-tl-br="none" style:text-align-source="fix" style:repeat-content="false" fo:background-color="transparent" fo:border-left="0.018cm solid #000000" fo:border-right="0.088cm solid #000000" fo:border-top="0.018cm solid #000000"/>
      <style:paragraph-properties fo:text-align="center" fo:margin-left="0cm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018cm solid #000000" fo:border-right="0.018cm solid #000000" fo:border-top="0.018cm solid #000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018cm solid #000000" fo:border-right="0.018cm solid #000000" fo:border-top="0.018cm solid #000000"/>
      <style:paragraph-properties fo:text-align="center" fo:margin-left="0cm"/>
    </style:style>
    <style:style style:name="ce26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0.035cm solid #000000"/>
    </style:style>
    <style:style style:name="ce32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use-regular-expressions="false"/>
      <table:table table:name="Hoja2" table:style-name="ta3" table:print="false">
        <office:forms form:automatic-focus="false" form:apply-design-mode="false"/>
        <table:table-column table:style-name="co3" table:default-cell-style-name="ce7"/>
        <table:table-column table:style-name="co2" table:number-columns-repeated="4" table:default-cell-style-name="ce7"/>
        <table:table-column table:style-name="co2" table:number-columns-repeated="2" table:default-cell-style-name="ce18"/>
        <table:table-column table:style-name="co4" table:default-cell-style-name="ce7"/>
        <table:table-column table:style-name="co5" table:number-columns-repeated="3" table:default-cell-style-name="Default"/>
        <table:table-column table:style-name="co6" table:default-cell-style-name="ce24"/>
        <table:table-column table:style-name="co7" table:number-columns-repeated="2" table:default-cell-style-name="Default"/>
        <table:table-column table:style-name="co8" table:default-cell-style-name="ce24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ce24"/>
        <table:table-column table:style-name="co9" table:number-columns-repeated="5" table:default-cell-style-name="Default"/>
        <table:table-column table:style-name="co9" table:default-cell-style-name="ce24"/>
        <table:table-column table:style-name="co9" table:number-columns-repeated="228" table:default-cell-style-name="Default"/>
        <table:table-column table:style-name="co2" table:number-columns-repeated="5" table:default-cell-style-name="Default"/>
        <table:table-row table:style-name="ro3">
          <table:table-cell table:style-name="ce1" office:value-type="string">
            <text:p>Curs 2011-12</text:p>
          </table:table-cell>
          <table:table-cell table:style-name="ce1" table:number-columns-repeated="2"/>
          <table:table-cell table:style-name="ce2" table:number-columns-repeated="2"/>
          <table:table-cell table:style-name="ce14" table:number-columns-repeated="2"/>
          <table:table-cell table:style-name="ce2"/>
          <table:table-cell table:number-columns-repeated="250"/>
        </table:table-row>
        <table:table-row table:style-name="ro4">
          <table:table-cell table:style-name="ce1" office:value-type="string">
            <text:p>20355 - Aplicacions Estadístiques</text:p>
          </table:table-cell>
          <table:table-cell table:style-name="ce1" table:number-columns-repeated="2"/>
          <table:table-cell table:style-name="ce2" table:number-columns-repeated="2"/>
          <table:table-cell table:style-name="ce14" table:number-columns-repeated="2"/>
          <table:table-cell table:style-name="ce2"/>
          <table:table-cell table:number-columns-repeated="250"/>
        </table:table-row>
        <table:table-row table:style-name="ro4">
          <table:table-cell table:style-name="ce1" office:value-type="string">
            <text:p>Grup 7, 2S</text:p>
          </table:table-cell>
          <table:table-cell table:style-name="ce1" table:number-columns-repeated="2"/>
          <table:table-cell table:style-name="ce2" table:number-columns-repeated="2"/>
          <table:table-cell table:style-name="ce14" table:number-columns-repeated="2"/>
          <table:table-cell table:style-name="ce2"/>
          <table:table-cell table:number-columns-repeated="250"/>
        </table:table-row>
        <table:table-row table:style-name="ro5">
          <table:table-cell table:style-name="ce2" table:number-columns-repeated="3"/>
          <table:table-cell table:style-name="ce10" office:value-type="string" table:number-columns-spanned="5" table:number-rows-spanned="1">
            <text:p>Examen 18/06</text:p>
          </table:table-cell>
          <table:covered-table-cell table:style-name="ce13"/>
          <table:covered-table-cell table:number-columns-repeated="2" table:style-name="ce15"/>
          <table:covered-table-cell table:style-name="ce13"/>
          <table:table-cell table:style-name="ce21" office:value-type="string" table:number-columns-spanned="4" table:number-rows-spanned="1">
            <text:p>Controls</text:p>
          </table:table-cell>
          <table:covered-table-cell table:number-columns-repeated="2" table:style-name="ce23"/>
          <table:covered-table-cell table:style-name="ce25"/>
          <table:table-cell table:style-name="ce21" office:value-type="string" table:number-columns-spanned="3" table:number-rows-spanned="1">
            <text:p>Pràctiques Ordinador</text:p>
          </table:table-cell>
          <table:covered-table-cell table:number-columns-repeated="2" table:style-name="ce22"/>
          <table:table-cell table:style-name="ce29" office:value-type="string" table:number-columns-spanned="4" table:number-rows-spanned="1">
            <text:p>Entrega Problemes</text:p>
          </table:table-cell>
          <table:covered-table-cell table:number-columns-repeated="2" table:style-name="ce29"/>
          <table:covered-table-cell/>
          <table:table-cell/>
          <table:table-cell table:style-name="ce30" office:value-type="string" table:number-columns-spanned="3" table:number-rows-spanned="1">
            <text:p>Nota itineraris</text:p>
          </table:table-cell>
          <table:covered-table-cell table:number-columns-repeated="2" table:style-name="ce12"/>
          <table:table-cell/>
          <table:table-cell table:style-name="ce33" office:value-type="string" table:number-columns-spanned="1" table:number-rows-spanned="2">
            <text:p>Nota Acta</text:p>
          </table:table-cell>
          <table:table-cell table:number-columns-repeated="233"/>
        </table:table-row>
        <table:table-row table:style-name="ro5">
          <table:table-cell table:style-name="ce3" office:value-type="string">
            <text:p>Nom</text:p>
          </table:table-cell>
          <table:table-cell table:style-name="ce3" office:value-type="string">
            <text:p>P1 (./50)</text:p>
          </table:table-cell>
          <table:table-cell table:style-name="ce3" office:value-type="string">
            <text:p>P2 (./40)</text:p>
          </table:table-cell>
          <table:table-cell table:style-name="ce11" office:value-type="string">
            <text:p>Prob 1 (./10)</text:p>
          </table:table-cell>
          <table:table-cell table:style-name="ce11" office:value-type="string">
            <text:p>Prob 2 (./10)</text:p>
          </table:table-cell>
          <table:table-cell table:style-name="ce11" office:value-type="string">
            <text:p>Prob 3 (./10)</text:p>
          </table:table-cell>
          <table:table-cell table:style-name="ce11" office:value-type="string">
            <text:p>Prob 4 (./10)</text:p>
          </table:table-cell>
          <table:table-cell table:style-name="ce19" office:value-type="string">
            <text:p>Nota Examen</text:p>
          </table:table-cell>
          <table:table-cell table:style-name="ce22" office:value-type="string">
            <text:p>C1</text:p>
          </table:table-cell>
          <table:table-cell table:style-name="ce22" office:value-type="string">
            <text:p>C2</text:p>
          </table:table-cell>
          <table:table-cell table:style-name="ce22" office:value-type="string">
            <text:p>C3</text:p>
          </table:table-cell>
          <table:table-cell table:style-name="ce26" office:value-type="string">
            <text:p>Nota Controls</text:p>
          </table:table-cell>
          <table:table-cell table:style-name="ce22" office:value-type="string">
            <text:p>P1</text:p>
          </table:table-cell>
          <table:table-cell table:style-name="ce22" office:value-type="string">
            <text:p>P2</text:p>
          </table:table-cell>
          <table:table-cell table:style-name="ce27" office:value-type="string">
            <text:p>Nota Practiques</text:p>
          </table:table-cell>
          <table:table-cell table:style-name="ce30" office:value-type="string">
            <text:p>E1</text:p>
          </table:table-cell>
          <table:table-cell table:style-name="ce30" office:value-type="string">
            <text:p>E2</text:p>
          </table:table-cell>
          <table:table-cell table:style-name="ce30" office:value-type="string">
            <text:p>E3</text:p>
          </table:table-cell>
          <table:table-cell table:style-name="ce32" office:value-type="string">
            <text:p>Nota Entrega</text:p>
          </table:table-cell>
          <table:table-cell/>
          <table:table-cell table:style-name="ce30" office:value-type="string">
            <text:p>A</text:p>
          </table:table-cell>
          <table:table-cell table:style-name="ce30" office:value-type="string">
            <text:p>B</text:p>
          </table:table-cell>
          <table:table-cell table:style-name="ce30" office:value-type="string">
            <text:p>C</text:p>
          </table:table-cell>
          <table:table-cell/>
          <table:covered-table-cell/>
          <table:table-cell table:number-columns-repeated="233"/>
        </table:table-row>
        <table:table-row table:style-name="ro5">
          <table:table-cell table:style-name="ce4" office:value-type="string">
            <text:p>Alzamora de Cortada, Ferran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5">
            <text:p>5</text:p>
          </table:table-cell>
          <table:table-cell table:style-name="ce12" table:formula="of:=IF([.B6]&lt;&gt;&quot;&quot;;[.B6]/5;&quot;&quot;)" office:value-type="float" office:value="7">
            <text:p>7</text:p>
          </table:table-cell>
          <table:table-cell table:style-name="ce12" table:formula="of:=IF([.C6]&lt;&gt;&quot;&quot;;[.C6]/4;&quot;&quot;)" office:value-type="float" office:value="1.25">
            <text:p>1,25</text:p>
          </table:table-cell>
          <table:table-cell table:style-name="ce16" office:value-type="float" office:value="2.5">
            <text:p>2,5</text:p>
          </table:table-cell>
          <table:table-cell table:style-name="ce16"/>
          <table:table-cell table:style-name="ce20" table:formula="of:=IF(OR([.D6]&lt;&gt;&quot;&quot;;[.E6]&lt;&gt;&quot;&quot;;[.F6]&lt;&gt;&quot;&quot;;[.G6]&lt;&gt;&quot;&quot;);SUM([.D6:.G6])/4;&quot;&quot;)" office:value-type="float" office:value="2.6875">
            <text:p>2,69</text:p>
          </table:table-cell>
          <table:table-cell table:number-columns-repeated="3" table:style-name="ce12"/>
          <table:table-cell table:style-name="ce26" table:formula="of:=IF(OR([.I6]&lt;&gt;&quot;&quot;;[.J6]&lt;&gt;&quot;&quot;;[.K6]&lt;&gt;&quot;&quot;);SUM([.I6:.K6])/3;&quot;&quot;)">
            <text:p/>
          </table:table-cell>
          <table:table-cell table:number-columns-repeated="2" table:style-name="ce12"/>
          <table:table-cell table:style-name="ce28" table:formula="of:=IF(OR([.M6]&lt;&gt;&quot;&quot;;[.N6]&lt;&gt;&quot;&quot;);SUM([.M6:.N6])/2;&quot;&quot;)">
            <text:p/>
          </table:table-cell>
          <table:table-cell table:number-columns-repeated="3" table:style-name="ce12"/>
          <table:table-cell table:style-name="ce26" table:formula="of:=IF(OR([.P6]&lt;&gt;&quot;&quot;;[.Q6]&gt;&quot;&quot;;[.R6]&lt;&gt;&quot;&quot;);SUM([.P6:.R6])/3;&quot;&quot;)">
            <text:p/>
          </table:table-cell>
          <table:table-cell/>
          <table:table-cell table:style-name="ce12" table:formula="of:=IF([.H6]&lt;&gt;&quot;&quot;;0.7*[.H6]+0.2*[.S6]+0.1*[.O6];&quot;&quot;)" office:value-type="float" office:value="1.88125">
            <text:p>1,88</text:p>
          </table:table-cell>
          <table:table-cell table:style-name="ce12" table:formula="of:=IF([.H6]&lt;&gt;&quot;&quot;;0.3*[.L6]+0.6*[.H6]+0.1*[.O6];&quot;&quot;)" office:value-type="float" office:value="1.6125">
            <text:p>1,61</text:p>
          </table:table-cell>
          <table:table-cell table:style-name="ce12" table:formula="of:=IF([.H6]&lt;&gt;&quot;&quot;;0.3*[.L6]+0.4*[.H6]+0.2*[.S6]+0.1*[.O6];&quot;&quot;)" office:value-type="float" office:value="1.075">
            <text:p>1,08</text:p>
          </table:table-cell>
          <table:table-cell/>
          <table:table-cell table:style-name="ce34" table:formula="of:=IF([.U6]&lt;&gt;&quot;&quot;;MAX([.U6:.W6]);&quot;&quot;)" office:value-type="float" office:value="1.88125">
            <text:p>1,88</text:p>
          </table:table-cell>
          <table:table-cell table:formula="of:=IF(AND([.H6]&lt;4;[.Y6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Arevalo Cortizo, Salvador José</text:p>
          </table:table-cell>
          <table:table-cell table:number-columns-repeated="2" table:style-name="ce8"/>
          <table:table-cell table:style-name="ce12" table:formula="of:=IF([.B7]&lt;&gt;&quot;&quot;;[.B7]/5;&quot;&quot;)">
            <text:p/>
          </table:table-cell>
          <table:table-cell table:style-name="ce12" table:formula="of:=IF([.C7]&lt;&gt;&quot;&quot;;[.C7]/4;&quot;&quot;)">
            <text:p/>
          </table:table-cell>
          <table:table-cell table:number-columns-repeated="2" table:style-name="ce16"/>
          <table:table-cell table:style-name="ce20" table:formula="of:=IF(OR([.D7]&lt;&gt;&quot;&quot;;[.E7]&lt;&gt;&quot;&quot;;[.F7]&lt;&gt;&quot;&quot;;[.G7]&lt;&gt;&quot;&quot;);SUM([.D7:.G7])/4;&quot;&quot;)">
            <text:p/>
          </table:table-cell>
          <table:table-cell table:number-columns-repeated="3" table:style-name="ce12"/>
          <table:table-cell table:style-name="ce26" table:formula="of:=IF(OR([.I7]&lt;&gt;&quot;&quot;;[.J7]&lt;&gt;&quot;&quot;;[.K7]&lt;&gt;&quot;&quot;);SUM([.I7:.K7])/3;&quot;&quot;)">
            <text:p/>
          </table:table-cell>
          <table:table-cell table:number-columns-repeated="2" table:style-name="ce12"/>
          <table:table-cell table:style-name="ce28" table:formula="of:=IF(OR([.M7]&lt;&gt;&quot;&quot;;[.N7]&lt;&gt;&quot;&quot;);SUM([.M7:.N7])/2;&quot;&quot;)">
            <text:p/>
          </table:table-cell>
          <table:table-cell table:number-columns-repeated="3" table:style-name="ce12"/>
          <table:table-cell table:style-name="ce26" table:formula="of:=IF(OR([.P7]&lt;&gt;&quot;&quot;;[.Q7]&gt;&quot;&quot;;[.R7]&lt;&gt;&quot;&quot;);SUM([.P7:.R7])/3;&quot;&quot;)">
            <text:p/>
          </table:table-cell>
          <table:table-cell/>
          <table:table-cell table:style-name="ce12" table:formula="of:=IF([.H7]&lt;&gt;&quot;&quot;;0.7*[.H7]+0.2*[.S7]+0.1*[.O7];&quot;&quot;)">
            <text:p/>
          </table:table-cell>
          <table:table-cell table:style-name="ce12" table:formula="of:=IF([.H7]&lt;&gt;&quot;&quot;;0.3*[.L7]+0.6*[.H7]+0.1*[.O7];&quot;&quot;)">
            <text:p/>
          </table:table-cell>
          <table:table-cell table:style-name="ce12" table:formula="of:=IF([.H7]&lt;&gt;&quot;&quot;;0.3*[.L7]+0.4*[.H7]+0.2*[.S7]+0.1*[.O7];&quot;&quot;)">
            <text:p/>
          </table:table-cell>
          <table:table-cell/>
          <table:table-cell table:style-name="ce34" table:formula="of:=IF([.U7]&lt;&gt;&quot;&quot;;MAX([.U7:.W7]);&quot;&quot;)">
            <text:p/>
          </table:table-cell>
          <table:table-cell table:formula="of:=IF(AND([.H7]&lt;4;[.Y7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Atanosova Atanosova, Nikole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style-name="ce12" table:formula="of:=IF([.B8]&lt;&gt;&quot;&quot;;[.B8]/5;&quot;&quot;)" office:value-type="float" office:value="10">
            <text:p>10</text:p>
          </table:table-cell>
          <table:table-cell table:style-name="ce12" table:formula="of:=IF([.C8]&lt;&gt;&quot;&quot;;[.C8]/4;&quot;&quot;)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7">
            <text:p>7</text:p>
          </table:table-cell>
          <table:table-cell table:style-name="ce20" table:formula="of:=IF(OR([.D8]&lt;&gt;&quot;&quot;;[.E8]&lt;&gt;&quot;&quot;;[.F8]&lt;&gt;&quot;&quot;;[.G8]&lt;&gt;&quot;&quot;);SUM([.D8:.G8])/4;&quot;&quot;)" office:value-type="float" office:value="4.25">
            <text:p>4,25</text:p>
          </table:table-cell>
          <table:table-cell table:number-columns-repeated="3" table:style-name="ce12"/>
          <table:table-cell table:style-name="ce26" table:formula="of:=IF(OR([.I8]&lt;&gt;&quot;&quot;;[.J8]&lt;&gt;&quot;&quot;;[.K8]&lt;&gt;&quot;&quot;);SUM([.I8:.K8])/3;&quot;&quot;)">
            <text:p/>
          </table:table-cell>
          <table:table-cell table:number-columns-repeated="2" table:style-name="ce12"/>
          <table:table-cell table:style-name="ce28" table:formula="of:=IF(OR([.M8]&lt;&gt;&quot;&quot;;[.N8]&lt;&gt;&quot;&quot;);SUM([.M8:.N8])/2;&quot;&quot;)">
            <text:p/>
          </table:table-cell>
          <table:table-cell table:number-columns-repeated="3" table:style-name="ce12"/>
          <table:table-cell table:style-name="ce26" table:formula="of:=IF(OR([.P8]&lt;&gt;&quot;&quot;;[.Q8]&gt;&quot;&quot;;[.R8]&lt;&gt;&quot;&quot;);SUM([.P8:.R8])/3;&quot;&quot;)">
            <text:p/>
          </table:table-cell>
          <table:table-cell/>
          <table:table-cell table:style-name="ce12" table:formula="of:=IF([.H8]&lt;&gt;&quot;&quot;;0.7*[.H8]+0.2*[.S8]+0.1*[.O8];&quot;&quot;)" office:value-type="float" office:value="2.975">
            <text:p>2,98</text:p>
          </table:table-cell>
          <table:table-cell table:style-name="ce12" table:formula="of:=IF([.H8]&lt;&gt;&quot;&quot;;0.3*[.L8]+0.6*[.H8]+0.1*[.O8];&quot;&quot;)" office:value-type="float" office:value="2.55">
            <text:p>2,55</text:p>
          </table:table-cell>
          <table:table-cell table:style-name="ce12" table:formula="of:=IF([.H8]&lt;&gt;&quot;&quot;;0.3*[.L8]+0.4*[.H8]+0.2*[.S8]+0.1*[.O8];&quot;&quot;)" office:value-type="float" office:value="1.7">
            <text:p>1,7</text:p>
          </table:table-cell>
          <table:table-cell/>
          <table:table-cell table:style-name="ce34" table:formula="of:=IF([.U8]&lt;&gt;&quot;&quot;;MAX([.U8:.W8]);&quot;&quot;)" office:value-type="float" office:value="2.975">
            <text:p>2,98</text:p>
          </table:table-cell>
          <table:table-cell table:formula="of:=IF(AND([.H8]&lt;4;[.Y8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Borrás Piquer, Antonio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25">
            <text:p>25</text:p>
          </table:table-cell>
          <table:table-cell table:style-name="ce12" table:formula="of:=IF([.B9]&lt;&gt;&quot;&quot;;[.B9]/5;&quot;&quot;)" office:value-type="float" office:value="7">
            <text:p>7</text:p>
          </table:table-cell>
          <table:table-cell table:style-name="ce12" table:formula="of:=IF([.C9]&lt;&gt;&quot;&quot;;[.C9]/4;&quot;&quot;)" office:value-type="float" office:value="6.25">
            <text:p>6,25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20" table:formula="of:=IF(OR([.D9]&lt;&gt;&quot;&quot;;[.E9]&lt;&gt;&quot;&quot;;[.F9]&lt;&gt;&quot;&quot;;[.G9]&lt;&gt;&quot;&quot;);SUM([.D9:.G9])/4;&quot;&quot;)" office:value-type="float" office:value="4.8125">
            <text:p>4,81</text:p>
          </table:table-cell>
          <table:table-cell table:number-columns-repeated="3" table:style-name="ce12"/>
          <table:table-cell table:style-name="ce26" table:formula="of:=IF(OR([.I9]&lt;&gt;&quot;&quot;;[.J9]&lt;&gt;&quot;&quot;;[.K9]&lt;&gt;&quot;&quot;);SUM([.I9:.K9])/3;&quot;&quot;)">
            <text:p/>
          </table:table-cell>
          <table:table-cell table:number-columns-repeated="2" table:style-name="ce12"/>
          <table:table-cell table:style-name="ce28" table:formula="of:=IF(OR([.M9]&lt;&gt;&quot;&quot;;[.N9]&lt;&gt;&quot;&quot;);SUM([.M9:.N9])/2;&quot;&quot;)">
            <text:p/>
          </table:table-cell>
          <table:table-cell table:number-columns-repeated="3" table:style-name="ce12"/>
          <table:table-cell table:style-name="ce26" table:formula="of:=IF(OR([.P9]&lt;&gt;&quot;&quot;;[.Q9]&gt;&quot;&quot;;[.R9]&lt;&gt;&quot;&quot;);SUM([.P9:.R9])/3;&quot;&quot;)">
            <text:p/>
          </table:table-cell>
          <table:table-cell/>
          <table:table-cell table:style-name="ce12" table:formula="of:=IF([.H9]&lt;&gt;&quot;&quot;;0.7*[.H9]+0.2*[.S9]+0.1*[.O9];&quot;&quot;)" office:value-type="float" office:value="3.36875">
            <text:p>3,37</text:p>
          </table:table-cell>
          <table:table-cell table:style-name="ce12" table:formula="of:=IF([.H9]&lt;&gt;&quot;&quot;;0.3*[.L9]+0.6*[.H9]+0.1*[.O9];&quot;&quot;)" office:value-type="float" office:value="2.8875">
            <text:p>2,89</text:p>
          </table:table-cell>
          <table:table-cell table:style-name="ce12" table:formula="of:=IF([.H9]&lt;&gt;&quot;&quot;;0.3*[.L9]+0.4*[.H9]+0.2*[.S9]+0.1*[.O9];&quot;&quot;)" office:value-type="float" office:value="1.925">
            <text:p>1,93</text:p>
          </table:table-cell>
          <table:table-cell/>
          <table:table-cell table:style-name="ce34" table:formula="of:=IF([.U9]&lt;&gt;&quot;&quot;;MAX([.U9:.W9]);&quot;&quot;)" office:value-type="float" office:value="3.36875">
            <text:p>3,37</text:p>
          </table:table-cell>
          <table:table-cell table:formula="of:=IF(AND([.H9]&lt;4;[.Y9]&gt;=5); &quot;atenció&quot;;&quot;&quot;)">
            <text:p/>
          </table:table-cell>
          <table:table-cell table:number-columns-repeated="232"/>
        </table:table-row>
        <table:table-row table:style-name="ro6">
          <table:table-cell table:style-name="ce4" office:value-type="string">
            <text:p>Cabanillas González, Sandra</text:p>
          </table:table-cell>
          <table:table-cell table:number-columns-repeated="2" table:style-name="ce8"/>
          <table:table-cell table:style-name="ce12" table:formula="of:=IF([.B10]&lt;&gt;&quot;&quot;;[.B10]/5;&quot;&quot;)">
            <text:p/>
          </table:table-cell>
          <table:table-cell table:style-name="ce12" table:formula="of:=IF([.C10]&lt;&gt;&quot;&quot;;[.C10]/4;&quot;&quot;)">
            <text:p/>
          </table:table-cell>
          <table:table-cell table:number-columns-repeated="2" table:style-name="ce16"/>
          <table:table-cell table:style-name="ce20" table:formula="of:=IF(OR([.D10]&lt;&gt;&quot;&quot;;[.E10]&lt;&gt;&quot;&quot;;[.F10]&lt;&gt;&quot;&quot;;[.G10]&lt;&gt;&quot;&quot;);SUM([.D10:.G10])/4;&quot;&quot;)">
            <text:p/>
          </table:table-cell>
          <table:table-cell table:number-columns-repeated="3" table:style-name="ce12"/>
          <table:table-cell table:style-name="ce26" table:formula="of:=IF(OR([.I10]&lt;&gt;&quot;&quot;;[.J10]&lt;&gt;&quot;&quot;;[.K10]&lt;&gt;&quot;&quot;);SUM([.I10:.K10])/3;&quot;&quot;)">
            <text:p/>
          </table:table-cell>
          <table:table-cell table:number-columns-repeated="2" table:style-name="ce12"/>
          <table:table-cell table:style-name="ce28" table:formula="of:=IF(OR([.M10]&lt;&gt;&quot;&quot;;[.N10]&lt;&gt;&quot;&quot;);SUM([.M10:.N10])/2;&quot;&quot;)">
            <text:p/>
          </table:table-cell>
          <table:table-cell table:number-columns-repeated="3" table:style-name="ce12"/>
          <table:table-cell table:style-name="ce26" table:formula="of:=IF(OR([.P10]&lt;&gt;&quot;&quot;;[.Q10]&gt;&quot;&quot;;[.R10]&lt;&gt;&quot;&quot;);SUM([.P10:.R10])/3;&quot;&quot;)">
            <text:p/>
          </table:table-cell>
          <table:table-cell/>
          <table:table-cell table:style-name="ce12" table:formula="of:=IF([.H10]&lt;&gt;&quot;&quot;;0.7*[.H10]+0.2*[.S10]+0.1*[.O10];&quot;&quot;)">
            <text:p/>
          </table:table-cell>
          <table:table-cell table:style-name="ce12" table:formula="of:=IF([.H10]&lt;&gt;&quot;&quot;;0.3*[.L10]+0.6*[.H10]+0.1*[.O10];&quot;&quot;)">
            <text:p/>
          </table:table-cell>
          <table:table-cell table:style-name="ce12" table:formula="of:=IF([.H10]&lt;&gt;&quot;&quot;;0.3*[.L10]+0.4*[.H10]+0.2*[.S10]+0.1*[.O10];&quot;&quot;)">
            <text:p/>
          </table:table-cell>
          <table:table-cell/>
          <table:table-cell table:style-name="ce34" table:formula="of:=IF([.U10]&lt;&gt;&quot;&quot;;MAX([.U10:.W10]);&quot;&quot;)">
            <text:p/>
          </table:table-cell>
          <table:table-cell table:formula="of:=IF(AND([.H10]&lt;4;[.Y10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Cantero Palacios, Christian Teófilo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12" table:formula="of:=IF([.B11]&lt;&gt;&quot;&quot;;[.B11]/5;&quot;&quot;)" office:value-type="float" office:value="10">
            <text:p>10</text:p>
          </table:table-cell>
          <table:table-cell table:style-name="ce12" table:formula="of:=IF([.C11]&lt;&gt;&quot;&quot;;[.C11]/4;&quot;&quot;)">
            <text:p/>
          </table:table-cell>
          <table:table-cell table:style-name="ce16" office:value-type="float" office:value="5.5">
            <text:p>5,5</text:p>
          </table:table-cell>
          <table:table-cell table:style-name="ce16" office:value-type="float" office:value="3">
            <text:p>3</text:p>
          </table:table-cell>
          <table:table-cell table:style-name="ce20" table:formula="of:=IF(OR([.D11]&lt;&gt;&quot;&quot;;[.E11]&lt;&gt;&quot;&quot;;[.F11]&lt;&gt;&quot;&quot;;[.G11]&lt;&gt;&quot;&quot;);SUM([.D11:.G11])/4;&quot;&quot;)" office:value-type="float" office:value="4.625">
            <text:p>4,63</text:p>
          </table:table-cell>
          <table:table-cell table:number-columns-repeated="3" table:style-name="ce12"/>
          <table:table-cell table:style-name="ce26" table:formula="of:=IF(OR([.I11]&lt;&gt;&quot;&quot;;[.J11]&lt;&gt;&quot;&quot;;[.K11]&lt;&gt;&quot;&quot;);SUM([.I11:.K11])/3;&quot;&quot;)">
            <text:p/>
          </table:table-cell>
          <table:table-cell table:number-columns-repeated="2" table:style-name="ce12"/>
          <table:table-cell table:style-name="ce28" table:formula="of:=IF(OR([.M11]&lt;&gt;&quot;&quot;;[.N11]&lt;&gt;&quot;&quot;);SUM([.M11:.N11])/2;&quot;&quot;)">
            <text:p/>
          </table:table-cell>
          <table:table-cell table:number-columns-repeated="3" table:style-name="ce12"/>
          <table:table-cell table:style-name="ce26" table:formula="of:=IF(OR([.P11]&lt;&gt;&quot;&quot;;[.Q11]&gt;&quot;&quot;;[.R11]&lt;&gt;&quot;&quot;);SUM([.P11:.R11])/3;&quot;&quot;)">
            <text:p/>
          </table:table-cell>
          <table:table-cell/>
          <table:table-cell table:style-name="ce12" table:formula="of:=IF([.H11]&lt;&gt;&quot;&quot;;0.7*[.H11]+0.2*[.S11]+0.1*[.O11];&quot;&quot;)" office:value-type="float" office:value="3.2375">
            <text:p>3,24</text:p>
          </table:table-cell>
          <table:table-cell table:style-name="ce12" table:formula="of:=IF([.H11]&lt;&gt;&quot;&quot;;0.3*[.L11]+0.6*[.H11]+0.1*[.O11];&quot;&quot;)" office:value-type="float" office:value="2.775">
            <text:p>2,78</text:p>
          </table:table-cell>
          <table:table-cell table:style-name="ce12" table:formula="of:=IF([.H11]&lt;&gt;&quot;&quot;;0.3*[.L11]+0.4*[.H11]+0.2*[.S11]+0.1*[.O11];&quot;&quot;)" office:value-type="float" office:value="1.85">
            <text:p>1,85</text:p>
          </table:table-cell>
          <table:table-cell/>
          <table:table-cell table:style-name="ce34" table:formula="of:=IF([.U11]&lt;&gt;&quot;&quot;;MAX([.U11:.W11]);&quot;&quot;)" office:value-type="float" office:value="3.2375">
            <text:p>3,24</text:p>
          </table:table-cell>
          <table:table-cell table:formula="of:=IF(AND([.H11]&lt;4;[.Y11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Caña Ferrer, Margarita</text:p>
          </table:table-cell>
          <table:table-cell table:number-columns-repeated="2" table:style-name="ce8"/>
          <table:table-cell table:style-name="ce12" table:formula="of:=IF([.B12]&lt;&gt;&quot;&quot;;[.B12]/5;&quot;&quot;)">
            <text:p/>
          </table:table-cell>
          <table:table-cell table:style-name="ce12" table:formula="of:=IF([.C12]&lt;&gt;&quot;&quot;;[.C12]/4;&quot;&quot;)">
            <text:p/>
          </table:table-cell>
          <table:table-cell table:number-columns-repeated="2" table:style-name="ce16"/>
          <table:table-cell table:style-name="ce20" table:formula="of:=IF(OR([.D12]&lt;&gt;&quot;&quot;;[.E12]&lt;&gt;&quot;&quot;;[.F12]&lt;&gt;&quot;&quot;;[.G12]&lt;&gt;&quot;&quot;);SUM([.D12:.G12])/4;&quot;&quot;)">
            <text:p/>
          </table:table-cell>
          <table:table-cell table:number-columns-repeated="3" table:style-name="ce12"/>
          <table:table-cell table:style-name="ce26" table:formula="of:=IF(OR([.I12]&lt;&gt;&quot;&quot;;[.J12]&lt;&gt;&quot;&quot;;[.K12]&lt;&gt;&quot;&quot;);SUM([.I12:.K12])/3;&quot;&quot;)">
            <text:p/>
          </table:table-cell>
          <table:table-cell table:number-columns-repeated="2" table:style-name="ce12"/>
          <table:table-cell table:style-name="ce28" table:formula="of:=IF(OR([.M12]&lt;&gt;&quot;&quot;;[.N12]&lt;&gt;&quot;&quot;);SUM([.M12:.N12])/2;&quot;&quot;)">
            <text:p/>
          </table:table-cell>
          <table:table-cell table:number-columns-repeated="3" table:style-name="ce12"/>
          <table:table-cell table:style-name="ce26" table:formula="of:=IF(OR([.P12]&lt;&gt;&quot;&quot;;[.Q12]&gt;&quot;&quot;;[.R12]&lt;&gt;&quot;&quot;);SUM([.P12:.R12])/3;&quot;&quot;)">
            <text:p/>
          </table:table-cell>
          <table:table-cell/>
          <table:table-cell table:style-name="ce12" table:formula="of:=IF([.H12]&lt;&gt;&quot;&quot;;0.7*[.H12]+0.2*[.S12]+0.1*[.O12];&quot;&quot;)">
            <text:p/>
          </table:table-cell>
          <table:table-cell table:style-name="ce12" table:formula="of:=IF([.H12]&lt;&gt;&quot;&quot;;0.3*[.L12]+0.6*[.H12]+0.1*[.O12];&quot;&quot;)">
            <text:p/>
          </table:table-cell>
          <table:table-cell table:style-name="ce12" table:formula="of:=IF([.H12]&lt;&gt;&quot;&quot;;0.3*[.L12]+0.4*[.H12]+0.2*[.S12]+0.1*[.O12];&quot;&quot;)">
            <text:p/>
          </table:table-cell>
          <table:table-cell/>
          <table:table-cell table:style-name="ce34" table:formula="of:=IF([.U12]&lt;&gt;&quot;&quot;;MAX([.U12:.W12]);&quot;&quot;)">
            <text:p/>
          </table:table-cell>
          <table:table-cell table:formula="of:=IF(AND([.H12]&lt;4;[.Y12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5" office:value-type="string">
            <text:p>Collados Piqueras, Ana Belén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0">
            <text:p>10</text:p>
          </table:table-cell>
          <table:table-cell table:style-name="ce12" table:formula="of:=IF([.B13]&lt;&gt;&quot;&quot;;[.B13]/5;&quot;&quot;)" office:value-type="float" office:value="10">
            <text:p>10</text:p>
          </table:table-cell>
          <table:table-cell table:style-name="ce12" table:formula="of:=IF([.C13]&lt;&gt;&quot;&quot;;[.C13]/4;&quot;&quot;)" office:value-type="float" office:value="2.5">
            <text:p>2,5</text:p>
          </table:table-cell>
          <table:table-cell table:style-name="ce17" office:value-type="float" office:value="6.5">
            <text:p>6,5</text:p>
          </table:table-cell>
          <table:table-cell table:style-name="ce17" office:value-type="float" office:value="6">
            <text:p>6</text:p>
          </table:table-cell>
          <table:table-cell table:style-name="ce20" table:formula="of:=IF(OR([.D13]&lt;&gt;&quot;&quot;;[.E13]&lt;&gt;&quot;&quot;;[.F13]&lt;&gt;&quot;&quot;;[.G13]&lt;&gt;&quot;&quot;);SUM([.D13:.G13])/4;&quot;&quot;)" office:value-type="float" office:value="6.25">
            <text:p>6,25</text:p>
          </table:table-cell>
          <table:table-cell table:number-columns-repeated="3" table:style-name="ce12"/>
          <table:table-cell table:style-name="ce26" table:formula="of:=IF(OR([.I13]&lt;&gt;&quot;&quot;;[.J13]&lt;&gt;&quot;&quot;;[.K13]&lt;&gt;&quot;&quot;);SUM([.I13:.K13])/3;&quot;&quot;)">
            <text:p/>
          </table:table-cell>
          <table:table-cell table:number-columns-repeated="2" table:style-name="ce12"/>
          <table:table-cell table:style-name="ce28" table:formula="of:=IF(OR([.M13]&lt;&gt;&quot;&quot;;[.N13]&lt;&gt;&quot;&quot;);SUM([.M13:.N13])/2;&quot;&quot;)">
            <text:p/>
          </table:table-cell>
          <table:table-cell table:number-columns-repeated="3" table:style-name="ce12"/>
          <table:table-cell table:style-name="ce26" table:formula="of:=IF(OR([.P13]&lt;&gt;&quot;&quot;;[.Q13]&gt;&quot;&quot;;[.R13]&lt;&gt;&quot;&quot;);SUM([.P13:.R13])/3;&quot;&quot;)">
            <text:p/>
          </table:table-cell>
          <table:table-cell/>
          <table:table-cell table:style-name="ce12" table:formula="of:=IF([.H13]&lt;&gt;&quot;&quot;;0.7*[.H13]+0.2*[.S13]+0.1*[.O13];&quot;&quot;)" office:value-type="float" office:value="4.375">
            <text:p>4,38</text:p>
          </table:table-cell>
          <table:table-cell table:style-name="ce12" table:formula="of:=IF([.H13]&lt;&gt;&quot;&quot;;0.3*[.L13]+0.6*[.H13]+0.1*[.O13];&quot;&quot;)" office:value-type="float" office:value="3.75">
            <text:p>3,75</text:p>
          </table:table-cell>
          <table:table-cell table:style-name="ce12" table:formula="of:=IF([.H13]&lt;&gt;&quot;&quot;;0.3*[.L13]+0.4*[.H13]+0.2*[.S13]+0.1*[.O13];&quot;&quot;)" office:value-type="float" office:value="2.5">
            <text:p>2,5</text:p>
          </table:table-cell>
          <table:table-cell/>
          <table:table-cell table:style-name="ce34" table:formula="of:=IF([.U13]&lt;&gt;&quot;&quot;;MAX([.U13:.W13]);&quot;&quot;)" office:value-type="float" office:value="4.375">
            <text:p>4,38</text:p>
          </table:table-cell>
          <table:table-cell table:formula="of:=IF(AND([.H13]&lt;4;[.Y13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Cometta García, Leandro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12" table:formula="of:=IF([.B14]&lt;&gt;&quot;&quot;;[.B14]/5;&quot;&quot;)" office:value-type="float" office:value="10">
            <text:p>10</text:p>
          </table:table-cell>
          <table:table-cell table:style-name="ce12" table:formula="of:=IF([.C14]&lt;&gt;&quot;&quot;;[.C14]/4;&quot;&quot;)">
            <text:p/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20" table:formula="of:=IF(OR([.D14]&lt;&gt;&quot;&quot;;[.E14]&lt;&gt;&quot;&quot;;[.F14]&lt;&gt;&quot;&quot;;[.G14]&lt;&gt;&quot;&quot;);SUM([.D14:.G14])/4;&quot;&quot;)" office:value-type="float" office:value="4.25">
            <text:p>4,25</text:p>
          </table:table-cell>
          <table:table-cell table:number-columns-repeated="3" table:style-name="ce12"/>
          <table:table-cell table:style-name="ce26" table:formula="of:=IF(OR([.I14]&lt;&gt;&quot;&quot;;[.J14]&lt;&gt;&quot;&quot;;[.K14]&lt;&gt;&quot;&quot;);SUM([.I14:.K14])/3;&quot;&quot;)">
            <text:p/>
          </table:table-cell>
          <table:table-cell table:number-columns-repeated="2" table:style-name="ce12"/>
          <table:table-cell table:style-name="ce28" table:formula="of:=IF(OR([.M14]&lt;&gt;&quot;&quot;;[.N14]&lt;&gt;&quot;&quot;);SUM([.M14:.N14])/2;&quot;&quot;)">
            <text:p/>
          </table:table-cell>
          <table:table-cell table:number-columns-repeated="3" table:style-name="ce12"/>
          <table:table-cell table:style-name="ce26" table:formula="of:=IF(OR([.P14]&lt;&gt;&quot;&quot;;[.Q14]&gt;&quot;&quot;;[.R14]&lt;&gt;&quot;&quot;);SUM([.P14:.R14])/3;&quot;&quot;)">
            <text:p/>
          </table:table-cell>
          <table:table-cell/>
          <table:table-cell table:style-name="ce12" table:formula="of:=IF([.H14]&lt;&gt;&quot;&quot;;0.7*[.H14]+0.2*[.S14]+0.1*[.O14];&quot;&quot;)" office:value-type="float" office:value="2.975">
            <text:p>2,98</text:p>
          </table:table-cell>
          <table:table-cell table:style-name="ce12" table:formula="of:=IF([.H14]&lt;&gt;&quot;&quot;;0.3*[.L14]+0.6*[.H14]+0.1*[.O14];&quot;&quot;)" office:value-type="float" office:value="2.55">
            <text:p>2,55</text:p>
          </table:table-cell>
          <table:table-cell table:style-name="ce12" table:formula="of:=IF([.H14]&lt;&gt;&quot;&quot;;0.3*[.L14]+0.4*[.H14]+0.2*[.S14]+0.1*[.O14];&quot;&quot;)" office:value-type="float" office:value="1.7">
            <text:p>1,7</text:p>
          </table:table-cell>
          <table:table-cell/>
          <table:table-cell table:style-name="ce34" table:formula="of:=IF([.U14]&lt;&gt;&quot;&quot;;MAX([.U14:.W14]);&quot;&quot;)" office:value-type="float" office:value="2.975">
            <text:p>2,98</text:p>
          </table:table-cell>
          <table:table-cell table:formula="of:=IF(AND([.H14]&lt;4;[.Y14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Crespí Català, Lorenzo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0">
            <text:p>20</text:p>
          </table:table-cell>
          <table:table-cell table:style-name="ce12" table:formula="of:=IF([.B15]&lt;&gt;&quot;&quot;;[.B15]/5;&quot;&quot;)" office:value-type="float" office:value="0">
            <text:p>0</text:p>
          </table:table-cell>
          <table:table-cell table:style-name="ce12" table:formula="of:=IF([.C15]&lt;&gt;&quot;&quot;;[.C15]/4;&quot;&quot;)" office:value-type="float" office:value="5">
            <text:p>5</text:p>
          </table:table-cell>
          <table:table-cell table:style-name="ce16" office:value-type="float" office:value="5.5">
            <text:p>5,5</text:p>
          </table:table-cell>
          <table:table-cell table:style-name="ce16" office:value-type="float" office:value="3">
            <text:p>3</text:p>
          </table:table-cell>
          <table:table-cell table:style-name="ce20" table:formula="of:=IF(OR([.D15]&lt;&gt;&quot;&quot;;[.E15]&lt;&gt;&quot;&quot;;[.F15]&lt;&gt;&quot;&quot;;[.G15]&lt;&gt;&quot;&quot;);SUM([.D15:.G15])/4;&quot;&quot;)" office:value-type="float" office:value="3.375">
            <text:p>3,38</text:p>
          </table:table-cell>
          <table:table-cell table:number-columns-repeated="3" table:style-name="ce12"/>
          <table:table-cell table:style-name="ce26" table:formula="of:=IF(OR([.I15]&lt;&gt;&quot;&quot;;[.J15]&lt;&gt;&quot;&quot;;[.K15]&lt;&gt;&quot;&quot;);SUM([.I15:.K15])/3;&quot;&quot;)">
            <text:p/>
          </table:table-cell>
          <table:table-cell table:number-columns-repeated="2" table:style-name="ce12"/>
          <table:table-cell table:style-name="ce28" table:formula="of:=IF(OR([.M15]&lt;&gt;&quot;&quot;;[.N15]&lt;&gt;&quot;&quot;);SUM([.M15:.N15])/2;&quot;&quot;)">
            <text:p/>
          </table:table-cell>
          <table:table-cell table:number-columns-repeated="3" table:style-name="ce12"/>
          <table:table-cell table:style-name="ce26" table:formula="of:=IF(OR([.P15]&lt;&gt;&quot;&quot;;[.Q15]&gt;&quot;&quot;;[.R15]&lt;&gt;&quot;&quot;);SUM([.P15:.R15])/3;&quot;&quot;)">
            <text:p/>
          </table:table-cell>
          <table:table-cell/>
          <table:table-cell table:style-name="ce12" table:formula="of:=IF([.H15]&lt;&gt;&quot;&quot;;0.7*[.H15]+0.2*[.S15]+0.1*[.O15];&quot;&quot;)" office:value-type="float" office:value="2.3625">
            <text:p>2,36</text:p>
          </table:table-cell>
          <table:table-cell table:style-name="ce12" table:formula="of:=IF([.H15]&lt;&gt;&quot;&quot;;0.3*[.L15]+0.6*[.H15]+0.1*[.O15];&quot;&quot;)" office:value-type="float" office:value="2.025">
            <text:p>2,03</text:p>
          </table:table-cell>
          <table:table-cell table:style-name="ce12" table:formula="of:=IF([.H15]&lt;&gt;&quot;&quot;;0.3*[.L15]+0.4*[.H15]+0.2*[.S15]+0.1*[.O15];&quot;&quot;)" office:value-type="float" office:value="1.35">
            <text:p>1,35</text:p>
          </table:table-cell>
          <table:table-cell/>
          <table:table-cell table:style-name="ce34" table:formula="of:=IF([.U15]&lt;&gt;&quot;&quot;;MAX([.U15:.W15]);&quot;&quot;)" office:value-type="float" office:value="2.3625">
            <text:p>2,36</text:p>
          </table:table-cell>
          <table:table-cell table:formula="of:=IF(AND([.H15]&lt;4;[.Y15]&gt;=5); &quot;atenció&quot;;&quot;&quot;)">
            <text:p/>
          </table:table-cell>
          <table:table-cell table:number-columns-repeated="232"/>
        </table:table-row>
        <table:table-row table:style-name="ro6">
          <table:table-cell table:style-name="ce4" office:value-type="string">
            <text:p>Díaz Tomás, Carolina</text:p>
          </table:table-cell>
          <table:table-cell table:number-columns-repeated="2" table:style-name="ce8"/>
          <table:table-cell table:style-name="ce12" table:formula="of:=IF([.B16]&lt;&gt;&quot;&quot;;[.B16]/5;&quot;&quot;)">
            <text:p/>
          </table:table-cell>
          <table:table-cell table:style-name="ce12" table:formula="of:=IF([.C16]&lt;&gt;&quot;&quot;;[.C16]/4;&quot;&quot;)">
            <text:p/>
          </table:table-cell>
          <table:table-cell table:number-columns-repeated="2" table:style-name="ce16"/>
          <table:table-cell table:style-name="ce20" table:formula="of:=IF(OR([.D16]&lt;&gt;&quot;&quot;;[.E16]&lt;&gt;&quot;&quot;;[.F16]&lt;&gt;&quot;&quot;;[.G16]&lt;&gt;&quot;&quot;);SUM([.D16:.G16])/4;&quot;&quot;)">
            <text:p/>
          </table:table-cell>
          <table:table-cell table:number-columns-repeated="3" table:style-name="ce12"/>
          <table:table-cell table:style-name="ce26" table:formula="of:=IF(OR([.I16]&lt;&gt;&quot;&quot;;[.J16]&lt;&gt;&quot;&quot;;[.K16]&lt;&gt;&quot;&quot;);SUM([.I16:.K16])/3;&quot;&quot;)">
            <text:p/>
          </table:table-cell>
          <table:table-cell table:number-columns-repeated="2" table:style-name="ce12"/>
          <table:table-cell table:style-name="ce28" table:formula="of:=IF(OR([.M16]&lt;&gt;&quot;&quot;;[.N16]&lt;&gt;&quot;&quot;);SUM([.M16:.N16])/2;&quot;&quot;)">
            <text:p/>
          </table:table-cell>
          <table:table-cell table:style-name="ce12"/>
          <table:table-cell table:number-columns-repeated="2" table:style-name="ce31"/>
          <table:table-cell table:style-name="ce26" table:formula="of:=IF(OR([.P16]&lt;&gt;&quot;&quot;;[.Q16]&gt;&quot;&quot;;[.R16]&lt;&gt;&quot;&quot;);SUM([.P16:.R16])/3;&quot;&quot;)">
            <text:p/>
          </table:table-cell>
          <table:table-cell/>
          <table:table-cell table:style-name="ce12" table:formula="of:=IF([.H16]&lt;&gt;&quot;&quot;;0.7*[.H16]+0.2*[.S16]+0.1*[.O16];&quot;&quot;)">
            <text:p/>
          </table:table-cell>
          <table:table-cell table:style-name="ce12" table:formula="of:=IF([.H16]&lt;&gt;&quot;&quot;;0.3*[.L16]+0.6*[.H16]+0.1*[.O16];&quot;&quot;)">
            <text:p/>
          </table:table-cell>
          <table:table-cell table:style-name="ce12" table:formula="of:=IF([.H16]&lt;&gt;&quot;&quot;;0.3*[.L16]+0.4*[.H16]+0.2*[.S16]+0.1*[.O16];&quot;&quot;)">
            <text:p/>
          </table:table-cell>
          <table:table-cell/>
          <table:table-cell table:style-name="ce34" table:formula="of:=IF([.U16]&lt;&gt;&quot;&quot;;MAX([.U16:.W16]);&quot;&quot;)">
            <text:p/>
          </table:table-cell>
          <table:table-cell table:formula="of:=IF(AND([.H16]&lt;4;[.Y16]&gt;=5); &quot;atenció&quot;;&quot;&quot;)">
            <text:p/>
          </table:table-cell>
          <table:table-cell table:number-columns-repeated="232"/>
        </table:table-row>
        <table:table-row table:style-name="ro6">
          <table:table-cell table:style-name="ce4" office:value-type="string">
            <text:p>Franco Juan, Francisco</text:p>
          </table:table-cell>
          <table:table-cell table:number-columns-repeated="2" table:style-name="ce8"/>
          <table:table-cell table:style-name="ce12" table:formula="of:=IF([.B17]&lt;&gt;&quot;&quot;;[.B17]/5;&quot;&quot;)">
            <text:p/>
          </table:table-cell>
          <table:table-cell table:style-name="ce12" table:formula="of:=IF([.C17]&lt;&gt;&quot;&quot;;[.C17]/4;&quot;&quot;)">
            <text:p/>
          </table:table-cell>
          <table:table-cell table:number-columns-repeated="2" table:style-name="ce16"/>
          <table:table-cell table:style-name="ce20" table:formula="of:=IF(OR([.D17]&lt;&gt;&quot;&quot;;[.E17]&lt;&gt;&quot;&quot;;[.F17]&lt;&gt;&quot;&quot;;[.G17]&lt;&gt;&quot;&quot;);SUM([.D17:.G17])/4;&quot;&quot;)">
            <text:p/>
          </table:table-cell>
          <table:table-cell table:number-columns-repeated="3" table:style-name="ce12"/>
          <table:table-cell table:style-name="ce26" table:formula="of:=IF(OR([.I17]&lt;&gt;&quot;&quot;;[.J17]&lt;&gt;&quot;&quot;;[.K17]&lt;&gt;&quot;&quot;);SUM([.I17:.K17])/3;&quot;&quot;)">
            <text:p/>
          </table:table-cell>
          <table:table-cell table:number-columns-repeated="2" table:style-name="ce12"/>
          <table:table-cell table:style-name="ce28" table:formula="of:=IF(OR([.M17]&lt;&gt;&quot;&quot;;[.N17]&lt;&gt;&quot;&quot;);SUM([.M17:.N17])/2;&quot;&quot;)">
            <text:p/>
          </table:table-cell>
          <table:table-cell table:number-columns-repeated="3" table:style-name="ce12"/>
          <table:table-cell table:style-name="ce26" table:formula="of:=IF(OR([.P17]&lt;&gt;&quot;&quot;;[.Q17]&gt;&quot;&quot;;[.R17]&lt;&gt;&quot;&quot;);SUM([.P17:.R17])/3;&quot;&quot;)">
            <text:p/>
          </table:table-cell>
          <table:table-cell/>
          <table:table-cell table:style-name="ce12" table:formula="of:=IF([.H17]&lt;&gt;&quot;&quot;;0.7*[.H17]+0.2*[.S17]+0.1*[.O17];&quot;&quot;)">
            <text:p/>
          </table:table-cell>
          <table:table-cell table:style-name="ce12" table:formula="of:=IF([.H17]&lt;&gt;&quot;&quot;;0.3*[.L17]+0.6*[.H17]+0.1*[.O17];&quot;&quot;)">
            <text:p/>
          </table:table-cell>
          <table:table-cell table:style-name="ce12" table:formula="of:=IF([.H17]&lt;&gt;&quot;&quot;;0.3*[.L17]+0.4*[.H17]+0.2*[.S17]+0.1*[.O17];&quot;&quot;)">
            <text:p/>
          </table:table-cell>
          <table:table-cell/>
          <table:table-cell table:style-name="ce34" table:formula="of:=IF([.U17]&lt;&gt;&quot;&quot;;MAX([.U17:.W17]);&quot;&quot;)">
            <text:p/>
          </table:table-cell>
          <table:table-cell table:formula="of:=IF(AND([.H17]&lt;4;[.Y17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Frau Reinés, Juan Miguel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12" table:formula="of:=IF([.B18]&lt;&gt;&quot;&quot;;[.B18]/5;&quot;&quot;)" office:value-type="float" office:value="10">
            <text:p>10</text:p>
          </table:table-cell>
          <table:table-cell table:style-name="ce12" table:formula="of:=IF([.C18]&lt;&gt;&quot;&quot;;[.C18]/4;&quot;&quot;)">
            <text:p/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6">
            <text:p>6</text:p>
          </table:table-cell>
          <table:table-cell table:style-name="ce20" table:formula="of:=IF(OR([.D18]&lt;&gt;&quot;&quot;;[.E18]&lt;&gt;&quot;&quot;;[.F18]&lt;&gt;&quot;&quot;;[.G18]&lt;&gt;&quot;&quot;);SUM([.D18:.G18])/4;&quot;&quot;)" office:value-type="float" office:value="6">
            <text:p>6</text:p>
          </table:table-cell>
          <table:table-cell table:number-columns-repeated="3" table:style-name="ce12"/>
          <table:table-cell table:style-name="ce26" table:formula="of:=IF(OR([.I18]&lt;&gt;&quot;&quot;;[.J18]&lt;&gt;&quot;&quot;;[.K18]&lt;&gt;&quot;&quot;);SUM([.I18:.K18])/3;&quot;&quot;)">
            <text:p/>
          </table:table-cell>
          <table:table-cell table:number-columns-repeated="2" table:style-name="ce12"/>
          <table:table-cell table:style-name="ce28" table:formula="of:=IF(OR([.M18]&lt;&gt;&quot;&quot;;[.N18]&lt;&gt;&quot;&quot;);SUM([.M18:.N18])/2;&quot;&quot;)">
            <text:p/>
          </table:table-cell>
          <table:table-cell table:number-columns-repeated="3" table:style-name="ce12"/>
          <table:table-cell table:style-name="ce26" table:formula="of:=IF(OR([.P18]&lt;&gt;&quot;&quot;;[.Q18]&gt;&quot;&quot;;[.R18]&lt;&gt;&quot;&quot;);SUM([.P18:.R18])/3;&quot;&quot;)">
            <text:p/>
          </table:table-cell>
          <table:table-cell/>
          <table:table-cell table:style-name="ce12" table:formula="of:=IF([.H18]&lt;&gt;&quot;&quot;;0.7*[.H18]+0.2*[.S18]+0.1*[.O18];&quot;&quot;)" office:value-type="float" office:value="4.2">
            <text:p>4,2</text:p>
          </table:table-cell>
          <table:table-cell table:style-name="ce12" table:formula="of:=IF([.H18]&lt;&gt;&quot;&quot;;0.3*[.L18]+0.6*[.H18]+0.1*[.O18];&quot;&quot;)" office:value-type="float" office:value="3.6">
            <text:p>3,6</text:p>
          </table:table-cell>
          <table:table-cell table:style-name="ce12" table:formula="of:=IF([.H18]&lt;&gt;&quot;&quot;;0.3*[.L18]+0.4*[.H18]+0.2*[.S18]+0.1*[.O18];&quot;&quot;)" office:value-type="float" office:value="2.4">
            <text:p>2,4</text:p>
          </table:table-cell>
          <table:table-cell/>
          <table:table-cell table:style-name="ce34" table:formula="of:=IF([.U18]&lt;&gt;&quot;&quot;;MAX([.U18:.W18]);&quot;&quot;)" office:value-type="float" office:value="4.2">
            <text:p>4,2</text:p>
          </table:table-cell>
          <table:table-cell table:formula="of:=IF(AND([.H18]&lt;4;[.Y18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Gamon Runnenberg, Eric Anaut</text:p>
          </table:table-cell>
          <table:table-cell table:number-columns-repeated="2" table:style-name="ce8"/>
          <table:table-cell table:style-name="ce12" table:formula="of:=IF([.B19]&lt;&gt;&quot;&quot;;[.B19]/5;&quot;&quot;)">
            <text:p/>
          </table:table-cell>
          <table:table-cell table:style-name="ce12" table:formula="of:=IF([.C19]&lt;&gt;&quot;&quot;;[.C19]/4;&quot;&quot;)">
            <text:p/>
          </table:table-cell>
          <table:table-cell table:number-columns-repeated="2" table:style-name="ce16"/>
          <table:table-cell table:style-name="ce20" table:formula="of:=IF(OR([.D19]&lt;&gt;&quot;&quot;;[.E19]&lt;&gt;&quot;&quot;;[.F19]&lt;&gt;&quot;&quot;;[.G19]&lt;&gt;&quot;&quot;);SUM([.D19:.G19])/4;&quot;&quot;)">
            <text:p/>
          </table:table-cell>
          <table:table-cell table:number-columns-repeated="3" table:style-name="ce12"/>
          <table:table-cell table:style-name="ce26" table:formula="of:=IF(OR([.I19]&lt;&gt;&quot;&quot;;[.J19]&lt;&gt;&quot;&quot;;[.K19]&lt;&gt;&quot;&quot;);SUM([.I19:.K19])/3;&quot;&quot;)">
            <text:p/>
          </table:table-cell>
          <table:table-cell table:number-columns-repeated="2" table:style-name="ce12"/>
          <table:table-cell table:style-name="ce28" table:formula="of:=IF(OR([.M19]&lt;&gt;&quot;&quot;;[.N19]&lt;&gt;&quot;&quot;);SUM([.M19:.N19])/2;&quot;&quot;)">
            <text:p/>
          </table:table-cell>
          <table:table-cell table:number-columns-repeated="3" table:style-name="ce12"/>
          <table:table-cell table:style-name="ce26" table:formula="of:=IF(OR([.P19]&lt;&gt;&quot;&quot;;[.Q19]&gt;&quot;&quot;;[.R19]&lt;&gt;&quot;&quot;);SUM([.P19:.R19])/3;&quot;&quot;)">
            <text:p/>
          </table:table-cell>
          <table:table-cell/>
          <table:table-cell table:style-name="ce12" table:formula="of:=IF([.H19]&lt;&gt;&quot;&quot;;0.7*[.H19]+0.2*[.S19]+0.1*[.O19];&quot;&quot;)">
            <text:p/>
          </table:table-cell>
          <table:table-cell table:style-name="ce12" table:formula="of:=IF([.H19]&lt;&gt;&quot;&quot;;0.3*[.L19]+0.6*[.H19]+0.1*[.O19];&quot;&quot;)">
            <text:p/>
          </table:table-cell>
          <table:table-cell table:style-name="ce12" table:formula="of:=IF([.H19]&lt;&gt;&quot;&quot;;0.3*[.L19]+0.4*[.H19]+0.2*[.S19]+0.1*[.O19];&quot;&quot;)">
            <text:p/>
          </table:table-cell>
          <table:table-cell/>
          <table:table-cell table:style-name="ce34" table:formula="of:=IF([.U19]&lt;&gt;&quot;&quot;;MAX([.U19:.W19]);&quot;&quot;)">
            <text:p/>
          </table:table-cell>
          <table:table-cell table:formula="of:=IF(AND([.H19]&lt;4;[.Y19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Genovart Martínez, Toni</text:p>
          </table:table-cell>
          <table:table-cell table:number-columns-repeated="2" table:style-name="ce8" office:value-type="float" office:value="30">
            <text:p>30</text:p>
          </table:table-cell>
          <table:table-cell table:style-name="ce12" table:formula="of:=IF([.B20]&lt;&gt;&quot;&quot;;[.B20]/5;&quot;&quot;)" office:value-type="float" office:value="6">
            <text:p>6</text:p>
          </table:table-cell>
          <table:table-cell table:style-name="ce12" table:formula="of:=IF([.C20]&lt;&gt;&quot;&quot;;[.C20]/4;&quot;&quot;)" office:value-type="float" office:value="7.5">
            <text:p>7,5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6.5">
            <text:p>6,5</text:p>
          </table:table-cell>
          <table:table-cell table:style-name="ce20" table:formula="of:=IF(OR([.D20]&lt;&gt;&quot;&quot;;[.E20]&lt;&gt;&quot;&quot;;[.F20]&lt;&gt;&quot;&quot;;[.G20]&lt;&gt;&quot;&quot;);SUM([.D20:.G20])/4;&quot;&quot;)" office:value-type="float" office:value="6.75">
            <text:p>6,75</text:p>
          </table:table-cell>
          <table:table-cell table:number-columns-repeated="3" table:style-name="ce12"/>
          <table:table-cell table:style-name="ce26" table:formula="of:=IF(OR([.I20]&lt;&gt;&quot;&quot;;[.J20]&lt;&gt;&quot;&quot;;[.K20]&lt;&gt;&quot;&quot;);SUM([.I20:.K20])/3;&quot;&quot;)">
            <text:p/>
          </table:table-cell>
          <table:table-cell table:number-columns-repeated="2" table:style-name="ce12"/>
          <table:table-cell table:style-name="ce28" table:formula="of:=IF(OR([.M20]&lt;&gt;&quot;&quot;;[.N20]&lt;&gt;&quot;&quot;);SUM([.M20:.N20])/2;&quot;&quot;)">
            <text:p/>
          </table:table-cell>
          <table:table-cell table:number-columns-repeated="3" table:style-name="ce12"/>
          <table:table-cell table:style-name="ce26" table:formula="of:=IF(OR([.P20]&lt;&gt;&quot;&quot;;[.Q20]&gt;&quot;&quot;;[.R20]&lt;&gt;&quot;&quot;);SUM([.P20:.R20])/3;&quot;&quot;)">
            <text:p/>
          </table:table-cell>
          <table:table-cell/>
          <table:table-cell table:style-name="ce12" table:formula="of:=IF([.H20]&lt;&gt;&quot;&quot;;0.7*[.H20]+0.2*[.S20]+0.1*[.O20];&quot;&quot;)" office:value-type="float" office:value="4.725">
            <text:p>4,73</text:p>
          </table:table-cell>
          <table:table-cell table:style-name="ce12" table:formula="of:=IF([.H20]&lt;&gt;&quot;&quot;;0.3*[.L20]+0.6*[.H20]+0.1*[.O20];&quot;&quot;)" office:value-type="float" office:value="4.05">
            <text:p>4,05</text:p>
          </table:table-cell>
          <table:table-cell table:style-name="ce12" table:formula="of:=IF([.H20]&lt;&gt;&quot;&quot;;0.3*[.L20]+0.4*[.H20]+0.2*[.S20]+0.1*[.O20];&quot;&quot;)" office:value-type="float" office:value="2.7">
            <text:p>2,7</text:p>
          </table:table-cell>
          <table:table-cell/>
          <table:table-cell table:style-name="ce34" table:formula="of:=IF([.U20]&lt;&gt;&quot;&quot;;MAX([.U20:.W20]);&quot;&quot;)" office:value-type="float" office:value="4.725">
            <text:p>4,73</text:p>
          </table:table-cell>
          <table:table-cell table:formula="of:=IF(AND([.H20]&lt;4;[.Y20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Herrera Mariscal, Carolina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12" table:formula="of:=IF([.B21]&lt;&gt;&quot;&quot;;[.B21]/5;&quot;&quot;)" office:value-type="float" office:value="2">
            <text:p>2</text:p>
          </table:table-cell>
          <table:table-cell table:style-name="ce12" table:formula="of:=IF([.C21]&lt;&gt;&quot;&quot;;[.C21]/4;&quot;&quot;)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20" table:formula="of:=IF(OR([.D21]&lt;&gt;&quot;&quot;;[.E21]&lt;&gt;&quot;&quot;;[.F21]&lt;&gt;&quot;&quot;;[.G21]&lt;&gt;&quot;&quot;);SUM([.D21:.G21])/4;&quot;&quot;)" office:value-type="float" office:value="1.25">
            <text:p>1,25</text:p>
          </table:table-cell>
          <table:table-cell table:number-columns-repeated="3" table:style-name="ce12"/>
          <table:table-cell table:style-name="ce26" table:formula="of:=IF(OR([.I21]&lt;&gt;&quot;&quot;;[.J21]&lt;&gt;&quot;&quot;;[.K21]&lt;&gt;&quot;&quot;);SUM([.I21:.K21])/3;&quot;&quot;)">
            <text:p/>
          </table:table-cell>
          <table:table-cell table:number-columns-repeated="2" table:style-name="ce12"/>
          <table:table-cell table:style-name="ce28" table:formula="of:=IF(OR([.M21]&lt;&gt;&quot;&quot;;[.N21]&lt;&gt;&quot;&quot;);SUM([.M21:.N21])/2;&quot;&quot;)">
            <text:p/>
          </table:table-cell>
          <table:table-cell table:number-columns-repeated="3" table:style-name="ce12"/>
          <table:table-cell table:style-name="ce26" table:formula="of:=IF(OR([.P21]&lt;&gt;&quot;&quot;;[.Q21]&gt;&quot;&quot;;[.R21]&lt;&gt;&quot;&quot;);SUM([.P21:.R21])/3;&quot;&quot;)">
            <text:p/>
          </table:table-cell>
          <table:table-cell/>
          <table:table-cell table:style-name="ce12" table:formula="of:=IF([.H21]&lt;&gt;&quot;&quot;;0.7*[.H21]+0.2*[.S21]+0.1*[.O21];&quot;&quot;)" office:value-type="float" office:value="0.875">
            <text:p>0,88</text:p>
          </table:table-cell>
          <table:table-cell table:style-name="ce12" table:formula="of:=IF([.H21]&lt;&gt;&quot;&quot;;0.3*[.L21]+0.6*[.H21]+0.1*[.O21];&quot;&quot;)" office:value-type="float" office:value="0.75">
            <text:p>0,75</text:p>
          </table:table-cell>
          <table:table-cell table:style-name="ce12" table:formula="of:=IF([.H21]&lt;&gt;&quot;&quot;;0.3*[.L21]+0.4*[.H21]+0.2*[.S21]+0.1*[.O21];&quot;&quot;)" office:value-type="float" office:value="0.5">
            <text:p>0,5</text:p>
          </table:table-cell>
          <table:table-cell/>
          <table:table-cell table:style-name="ce34" table:formula="of:=IF([.U21]&lt;&gt;&quot;&quot;;MAX([.U21:.W21]);&quot;&quot;)" office:value-type="float" office:value="0.875">
            <text:p>0,88</text:p>
          </table:table-cell>
          <table:table-cell table:formula="of:=IF(AND([.H21]&lt;4;[.Y21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Homar Florit, Carles</text:p>
          </table:table-cell>
          <table:table-cell table:number-columns-repeated="2" table:style-name="ce8"/>
          <table:table-cell table:style-name="ce12" table:formula="of:=IF([.B22]&lt;&gt;&quot;&quot;;[.B22]/5;&quot;&quot;)">
            <text:p/>
          </table:table-cell>
          <table:table-cell table:style-name="ce12" table:formula="of:=IF([.C22]&lt;&gt;&quot;&quot;;[.C22]/4;&quot;&quot;)">
            <text:p/>
          </table:table-cell>
          <table:table-cell table:number-columns-repeated="2" table:style-name="ce16"/>
          <table:table-cell table:style-name="ce20" table:formula="of:=IF(OR([.D22]&lt;&gt;&quot;&quot;;[.E22]&lt;&gt;&quot;&quot;;[.F22]&lt;&gt;&quot;&quot;;[.G22]&lt;&gt;&quot;&quot;);SUM([.D22:.G22])/4;&quot;&quot;)">
            <text:p/>
          </table:table-cell>
          <table:table-cell table:number-columns-repeated="3" table:style-name="ce12"/>
          <table:table-cell table:style-name="ce26" table:formula="of:=IF(OR([.I22]&lt;&gt;&quot;&quot;;[.J22]&lt;&gt;&quot;&quot;;[.K22]&lt;&gt;&quot;&quot;);SUM([.I22:.K22])/3;&quot;&quot;)">
            <text:p/>
          </table:table-cell>
          <table:table-cell table:number-columns-repeated="2" table:style-name="ce12"/>
          <table:table-cell table:style-name="ce28" table:formula="of:=IF(OR([.M22]&lt;&gt;&quot;&quot;;[.N22]&lt;&gt;&quot;&quot;);SUM([.M22:.N22])/2;&quot;&quot;)">
            <text:p/>
          </table:table-cell>
          <table:table-cell table:number-columns-repeated="3" table:style-name="ce12"/>
          <table:table-cell table:style-name="ce26" table:formula="of:=IF(OR([.P22]&lt;&gt;&quot;&quot;;[.Q22]&gt;&quot;&quot;;[.R22]&lt;&gt;&quot;&quot;);SUM([.P22:.R22])/3;&quot;&quot;)">
            <text:p/>
          </table:table-cell>
          <table:table-cell/>
          <table:table-cell table:style-name="ce12" table:formula="of:=IF([.H22]&lt;&gt;&quot;&quot;;0.7*[.H22]+0.2*[.S22]+0.1*[.O22];&quot;&quot;)">
            <text:p/>
          </table:table-cell>
          <table:table-cell table:style-name="ce12" table:formula="of:=IF([.H22]&lt;&gt;&quot;&quot;;0.3*[.L22]+0.6*[.H22]+0.1*[.O22];&quot;&quot;)">
            <text:p/>
          </table:table-cell>
          <table:table-cell table:style-name="ce12" table:formula="of:=IF([.H22]&lt;&gt;&quot;&quot;;0.3*[.L22]+0.4*[.H22]+0.2*[.S22]+0.1*[.O22];&quot;&quot;)">
            <text:p/>
          </table:table-cell>
          <table:table-cell/>
          <table:table-cell table:style-name="ce34" table:formula="of:=IF([.U22]&lt;&gt;&quot;&quot;;MAX([.U22:.W22]);&quot;&quot;)">
            <text:p/>
          </table:table-cell>
          <table:table-cell table:formula="of:=IF(AND([.H22]&lt;4;[.Y22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Iglesias Cantarellas, Josep Lluís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12" table:formula="of:=IF([.B23]&lt;&gt;&quot;&quot;;[.B23]/5;&quot;&quot;)" office:value-type="float" office:value="10">
            <text:p>10</text:p>
          </table:table-cell>
          <table:table-cell table:style-name="ce12" table:formula="of:=IF([.C23]&lt;&gt;&quot;&quot;;[.C23]/4;&quot;&quot;)">
            <text:p/>
          </table:table-cell>
          <table:table-cell table:style-name="ce16" office:value-type="float" office:value="10">
            <text:p>10</text:p>
          </table:table-cell>
          <table:table-cell table:style-name="ce16"/>
          <table:table-cell table:style-name="ce20" table:formula="of:=IF(OR([.D23]&lt;&gt;&quot;&quot;;[.E23]&lt;&gt;&quot;&quot;;[.F23]&lt;&gt;&quot;&quot;;[.G23]&lt;&gt;&quot;&quot;);SUM([.D23:.G23])/4;&quot;&quot;)" office:value-type="float" office:value="5">
            <text:p>5</text:p>
          </table:table-cell>
          <table:table-cell table:number-columns-repeated="3" table:style-name="ce12"/>
          <table:table-cell table:style-name="ce26" table:formula="of:=IF(OR([.I23]&lt;&gt;&quot;&quot;;[.J23]&lt;&gt;&quot;&quot;;[.K23]&lt;&gt;&quot;&quot;);SUM([.I23:.K23])/3;&quot;&quot;)">
            <text:p/>
          </table:table-cell>
          <table:table-cell table:number-columns-repeated="2" table:style-name="ce12"/>
          <table:table-cell table:style-name="ce28" table:formula="of:=IF(OR([.M23]&lt;&gt;&quot;&quot;;[.N23]&lt;&gt;&quot;&quot;);SUM([.M23:.N23])/2;&quot;&quot;)">
            <text:p/>
          </table:table-cell>
          <table:table-cell table:number-columns-repeated="3" table:style-name="ce12"/>
          <table:table-cell table:style-name="ce26" table:formula="of:=IF(OR([.P23]&lt;&gt;&quot;&quot;;[.Q23]&gt;&quot;&quot;;[.R23]&lt;&gt;&quot;&quot;);SUM([.P23:.R23])/3;&quot;&quot;)">
            <text:p/>
          </table:table-cell>
          <table:table-cell/>
          <table:table-cell table:style-name="ce12" table:formula="of:=IF([.H23]&lt;&gt;&quot;&quot;;0.7*[.H23]+0.2*[.S23]+0.1*[.O23];&quot;&quot;)" office:value-type="float" office:value="3.5">
            <text:p>3,5</text:p>
          </table:table-cell>
          <table:table-cell table:style-name="ce12" table:formula="of:=IF([.H23]&lt;&gt;&quot;&quot;;0.3*[.L23]+0.6*[.H23]+0.1*[.O23];&quot;&quot;)" office:value-type="float" office:value="3">
            <text:p>3</text:p>
          </table:table-cell>
          <table:table-cell table:style-name="ce12" table:formula="of:=IF([.H23]&lt;&gt;&quot;&quot;;0.3*[.L23]+0.4*[.H23]+0.2*[.S23]+0.1*[.O23];&quot;&quot;)" office:value-type="float" office:value="2">
            <text:p>2</text:p>
          </table:table-cell>
          <table:table-cell/>
          <table:table-cell table:style-name="ce34" table:formula="of:=IF([.U23]&lt;&gt;&quot;&quot;;MAX([.U23:.W23]);&quot;&quot;)" office:value-type="float" office:value="3.5">
            <text:p>3,5</text:p>
          </table:table-cell>
          <table:table-cell table:formula="of:=IF(AND([.H23]&lt;4;[.Y23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Llabrés Gamundí, Margalida</text:p>
          </table:table-cell>
          <table:table-cell table:number-columns-repeated="2" table:style-name="ce8"/>
          <table:table-cell table:style-name="ce12" table:formula="of:=IF([.B24]&lt;&gt;&quot;&quot;;[.B24]/5;&quot;&quot;)">
            <text:p/>
          </table:table-cell>
          <table:table-cell table:style-name="ce12" table:formula="of:=IF([.C24]&lt;&gt;&quot;&quot;;[.C24]/4;&quot;&quot;)">
            <text:p/>
          </table:table-cell>
          <table:table-cell table:number-columns-repeated="2" table:style-name="ce16"/>
          <table:table-cell table:style-name="ce20" table:formula="of:=IF(OR([.D24]&lt;&gt;&quot;&quot;;[.E24]&lt;&gt;&quot;&quot;;[.F24]&lt;&gt;&quot;&quot;;[.G24]&lt;&gt;&quot;&quot;);SUM([.D24:.G24])/4;&quot;&quot;)">
            <text:p/>
          </table:table-cell>
          <table:table-cell table:number-columns-repeated="3" table:style-name="ce12"/>
          <table:table-cell table:style-name="ce26" table:formula="of:=IF(OR([.I24]&lt;&gt;&quot;&quot;;[.J24]&lt;&gt;&quot;&quot;;[.K24]&lt;&gt;&quot;&quot;);SUM([.I24:.K24])/3;&quot;&quot;)">
            <text:p/>
          </table:table-cell>
          <table:table-cell table:number-columns-repeated="2" table:style-name="ce12"/>
          <table:table-cell table:style-name="ce28" table:formula="of:=IF(OR([.M24]&lt;&gt;&quot;&quot;;[.N24]&lt;&gt;&quot;&quot;);SUM([.M24:.N24])/2;&quot;&quot;)">
            <text:p/>
          </table:table-cell>
          <table:table-cell table:number-columns-repeated="3" table:style-name="ce12"/>
          <table:table-cell table:style-name="ce26" table:formula="of:=IF(OR([.P24]&lt;&gt;&quot;&quot;;[.Q24]&gt;&quot;&quot;;[.R24]&lt;&gt;&quot;&quot;);SUM([.P24:.R24])/3;&quot;&quot;)">
            <text:p/>
          </table:table-cell>
          <table:table-cell/>
          <table:table-cell table:style-name="ce12" table:formula="of:=IF([.H24]&lt;&gt;&quot;&quot;;0.7*[.H24]+0.2*[.S24]+0.1*[.O24];&quot;&quot;)">
            <text:p/>
          </table:table-cell>
          <table:table-cell table:style-name="ce12" table:formula="of:=IF([.H24]&lt;&gt;&quot;&quot;;0.3*[.L24]+0.6*[.H24]+0.1*[.O24];&quot;&quot;)">
            <text:p/>
          </table:table-cell>
          <table:table-cell table:style-name="ce12" table:formula="of:=IF([.H24]&lt;&gt;&quot;&quot;;0.3*[.L24]+0.4*[.H24]+0.2*[.S24]+0.1*[.O24];&quot;&quot;)">
            <text:p/>
          </table:table-cell>
          <table:table-cell/>
          <table:table-cell table:style-name="ce34" table:formula="of:=IF([.U24]&lt;&gt;&quot;&quot;;MAX([.U24:.W24]);&quot;&quot;)">
            <text:p/>
          </table:table-cell>
          <table:table-cell table:formula="of:=IF(AND([.H24]&lt;4;[.Y24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5" office:value-type="string">
            <text:p>López Llompart, Patricia María</text:p>
          </table:table-cell>
          <table:table-cell table:style-name="ce8" office:value-type="float" office:value="45">
            <text:p>45</text:p>
          </table:table-cell>
          <table:table-cell table:style-name="ce8"/>
          <table:table-cell table:style-name="ce12" table:formula="of:=IF([.B25]&lt;&gt;&quot;&quot;;[.B25]/5;&quot;&quot;)" office:value-type="float" office:value="9">
            <text:p>9</text:p>
          </table:table-cell>
          <table:table-cell table:style-name="ce12" table:formula="of:=IF([.C25]&lt;&gt;&quot;&quot;;[.C25]/4;&quot;&quot;)">
            <text:p/>
          </table:table-cell>
          <table:table-cell table:style-name="ce17" office:value-type="float" office:value="6.5">
            <text:p>6,5</text:p>
          </table:table-cell>
          <table:table-cell table:style-name="ce17"/>
          <table:table-cell table:style-name="ce20" table:formula="of:=IF(OR([.D25]&lt;&gt;&quot;&quot;;[.E25]&lt;&gt;&quot;&quot;;[.F25]&lt;&gt;&quot;&quot;;[.G25]&lt;&gt;&quot;&quot;);SUM([.D25:.G25])/4;&quot;&quot;)" office:value-type="float" office:value="3.875">
            <text:p>3,88</text:p>
          </table:table-cell>
          <table:table-cell table:number-columns-repeated="3" table:style-name="ce12"/>
          <table:table-cell table:style-name="ce26" table:formula="of:=IF(OR([.I25]&lt;&gt;&quot;&quot;;[.J25]&lt;&gt;&quot;&quot;;[.K25]&lt;&gt;&quot;&quot;);SUM([.I25:.K25])/3;&quot;&quot;)">
            <text:p/>
          </table:table-cell>
          <table:table-cell table:number-columns-repeated="2" table:style-name="ce12"/>
          <table:table-cell table:style-name="ce28" table:formula="of:=IF(OR([.M25]&lt;&gt;&quot;&quot;;[.N25]&lt;&gt;&quot;&quot;);SUM([.M25:.N25])/2;&quot;&quot;)">
            <text:p/>
          </table:table-cell>
          <table:table-cell table:number-columns-repeated="3" table:style-name="ce12"/>
          <table:table-cell table:style-name="ce26" table:formula="of:=IF(OR([.P25]&lt;&gt;&quot;&quot;;[.Q25]&gt;&quot;&quot;;[.R25]&lt;&gt;&quot;&quot;);SUM([.P25:.R25])/3;&quot;&quot;)">
            <text:p/>
          </table:table-cell>
          <table:table-cell/>
          <table:table-cell table:style-name="ce12" table:formula="of:=IF([.H25]&lt;&gt;&quot;&quot;;0.7*[.H25]+0.2*[.S25]+0.1*[.O25];&quot;&quot;)" office:value-type="float" office:value="2.7125">
            <text:p>2,71</text:p>
          </table:table-cell>
          <table:table-cell table:style-name="ce12" table:formula="of:=IF([.H25]&lt;&gt;&quot;&quot;;0.3*[.L25]+0.6*[.H25]+0.1*[.O25];&quot;&quot;)" office:value-type="float" office:value="2.325">
            <text:p>2,33</text:p>
          </table:table-cell>
          <table:table-cell table:style-name="ce12" table:formula="of:=IF([.H25]&lt;&gt;&quot;&quot;;0.3*[.L25]+0.4*[.H25]+0.2*[.S25]+0.1*[.O25];&quot;&quot;)" office:value-type="float" office:value="1.55">
            <text:p>1,55</text:p>
          </table:table-cell>
          <table:table-cell/>
          <table:table-cell table:style-name="ce34" table:formula="of:=IF([.U25]&lt;&gt;&quot;&quot;;MAX([.U25:.W25]);&quot;&quot;)" office:value-type="float" office:value="2.7125">
            <text:p>2,71</text:p>
          </table:table-cell>
          <table:table-cell table:formula="of:=IF(AND([.H25]&lt;4;[.Y25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Martínez-Carrasco Martínez, Miguel Ángel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5">
            <text:p>5</text:p>
          </table:table-cell>
          <table:table-cell table:style-name="ce12" table:formula="of:=IF([.B26]&lt;&gt;&quot;&quot;;[.B26]/5;&quot;&quot;)" office:value-type="float" office:value="10">
            <text:p>10</text:p>
          </table:table-cell>
          <table:table-cell table:style-name="ce12" table:formula="of:=IF([.C26]&lt;&gt;&quot;&quot;;[.C26]/4;&quot;&quot;)" office:value-type="float" office:value="1.25">
            <text:p>1,25</text:p>
          </table:table-cell>
          <table:table-cell table:style-name="ce16" office:value-type="float" office:value="6.5">
            <text:p>6,5</text:p>
          </table:table-cell>
          <table:table-cell table:style-name="ce16" office:value-type="float" office:value="6.25">
            <text:p>6,25</text:p>
          </table:table-cell>
          <table:table-cell table:style-name="ce20" table:formula="of:=IF(OR([.D26]&lt;&gt;&quot;&quot;;[.E26]&lt;&gt;&quot;&quot;;[.F26]&lt;&gt;&quot;&quot;;[.G26]&lt;&gt;&quot;&quot;);SUM([.D26:.G26])/4;&quot;&quot;)" office:value-type="float" office:value="6">
            <text:p>6</text:p>
          </table:table-cell>
          <table:table-cell table:number-columns-repeated="3" table:style-name="ce12"/>
          <table:table-cell table:style-name="ce26" table:formula="of:=IF(OR([.I26]&lt;&gt;&quot;&quot;;[.J26]&lt;&gt;&quot;&quot;;[.K26]&lt;&gt;&quot;&quot;);SUM([.I26:.K26])/3;&quot;&quot;)">
            <text:p/>
          </table:table-cell>
          <table:table-cell table:number-columns-repeated="2" table:style-name="ce12"/>
          <table:table-cell table:style-name="ce28" table:formula="of:=IF(OR([.M26]&lt;&gt;&quot;&quot;;[.N26]&lt;&gt;&quot;&quot;);SUM([.M26:.N26])/2;&quot;&quot;)">
            <text:p/>
          </table:table-cell>
          <table:table-cell table:number-columns-repeated="3" table:style-name="ce12"/>
          <table:table-cell table:style-name="ce26" table:formula="of:=IF(OR([.P26]&lt;&gt;&quot;&quot;;[.Q26]&gt;&quot;&quot;;[.R26]&lt;&gt;&quot;&quot;);SUM([.P26:.R26])/3;&quot;&quot;)">
            <text:p/>
          </table:table-cell>
          <table:table-cell/>
          <table:table-cell table:style-name="ce12" table:formula="of:=IF([.H26]&lt;&gt;&quot;&quot;;0.7*[.H26]+0.2*[.S26]+0.1*[.O26];&quot;&quot;)" office:value-type="float" office:value="4.2">
            <text:p>4,2</text:p>
          </table:table-cell>
          <table:table-cell table:style-name="ce12" table:formula="of:=IF([.H26]&lt;&gt;&quot;&quot;;0.3*[.L26]+0.6*[.H26]+0.1*[.O26];&quot;&quot;)" office:value-type="float" office:value="3.6">
            <text:p>3,6</text:p>
          </table:table-cell>
          <table:table-cell table:style-name="ce12" table:formula="of:=IF([.H26]&lt;&gt;&quot;&quot;;0.3*[.L26]+0.4*[.H26]+0.2*[.S26]+0.1*[.O26];&quot;&quot;)" office:value-type="float" office:value="2.4">
            <text:p>2,4</text:p>
          </table:table-cell>
          <table:table-cell/>
          <table:table-cell table:style-name="ce34" table:formula="of:=IF([.U26]&lt;&gt;&quot;&quot;;MAX([.U26:.W26]);&quot;&quot;)" office:value-type="float" office:value="4.2">
            <text:p>4,2</text:p>
          </table:table-cell>
          <table:table-cell table:formula="of:=IF(AND([.H26]&lt;4;[.Y26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Mas Ballester, Juan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35">
            <text:p>35</text:p>
          </table:table-cell>
          <table:table-cell table:style-name="ce12" table:formula="of:=IF([.B27]&lt;&gt;&quot;&quot;;[.B27]/5;&quot;&quot;)" office:value-type="float" office:value="10">
            <text:p>10</text:p>
          </table:table-cell>
          <table:table-cell table:style-name="ce12" table:formula="of:=IF([.C27]&lt;&gt;&quot;&quot;;[.C27]/4;&quot;&quot;)" office:value-type="float" office:value="8.75">
            <text:p>8,75</text:p>
          </table:table-cell>
          <table:table-cell table:style-name="ce16" office:value-type="float" office:value="5.75">
            <text:p>5,75</text:p>
          </table:table-cell>
          <table:table-cell table:style-name="ce16" office:value-type="float" office:value="3.5">
            <text:p>3,5</text:p>
          </table:table-cell>
          <table:table-cell table:style-name="ce20" table:formula="of:=IF(OR([.D27]&lt;&gt;&quot;&quot;;[.E27]&lt;&gt;&quot;&quot;;[.F27]&lt;&gt;&quot;&quot;;[.G27]&lt;&gt;&quot;&quot;);SUM([.D27:.G27])/4;&quot;&quot;)" office:value-type="float" office:value="7">
            <text:p>7</text:p>
          </table:table-cell>
          <table:table-cell table:number-columns-repeated="3" table:style-name="ce12"/>
          <table:table-cell table:style-name="ce26" table:formula="of:=IF(OR([.I27]&lt;&gt;&quot;&quot;;[.J27]&lt;&gt;&quot;&quot;;[.K27]&lt;&gt;&quot;&quot;);SUM([.I27:.K27])/3;&quot;&quot;)">
            <text:p/>
          </table:table-cell>
          <table:table-cell table:number-columns-repeated="2" table:style-name="ce12"/>
          <table:table-cell table:style-name="ce28" table:formula="of:=IF(OR([.M27]&lt;&gt;&quot;&quot;;[.N27]&lt;&gt;&quot;&quot;);SUM([.M27:.N27])/2;&quot;&quot;)">
            <text:p/>
          </table:table-cell>
          <table:table-cell table:number-columns-repeated="3" table:style-name="ce12"/>
          <table:table-cell table:style-name="ce26" table:formula="of:=IF(OR([.P27]&lt;&gt;&quot;&quot;;[.Q27]&gt;&quot;&quot;;[.R27]&lt;&gt;&quot;&quot;);SUM([.P27:.R27])/3;&quot;&quot;)">
            <text:p/>
          </table:table-cell>
          <table:table-cell/>
          <table:table-cell table:style-name="ce12" table:formula="of:=IF([.H27]&lt;&gt;&quot;&quot;;0.7*[.H27]+0.2*[.S27]+0.1*[.O27];&quot;&quot;)" office:value-type="float" office:value="4.9">
            <text:p>4,9</text:p>
          </table:table-cell>
          <table:table-cell table:style-name="ce12" table:formula="of:=IF([.H27]&lt;&gt;&quot;&quot;;0.3*[.L27]+0.6*[.H27]+0.1*[.O27];&quot;&quot;)" office:value-type="float" office:value="4.2">
            <text:p>4,2</text:p>
          </table:table-cell>
          <table:table-cell table:style-name="ce12" table:formula="of:=IF([.H27]&lt;&gt;&quot;&quot;;0.3*[.L27]+0.4*[.H27]+0.2*[.S27]+0.1*[.O27];&quot;&quot;)" office:value-type="float" office:value="2.8">
            <text:p>2,8</text:p>
          </table:table-cell>
          <table:table-cell/>
          <table:table-cell table:style-name="ce34" table:formula="of:=IF([.U27]&lt;&gt;&quot;&quot;;MAX([.U27:.W27]);&quot;&quot;)" office:value-type="float" office:value="4.9">
            <text:p>4,9</text:p>
          </table:table-cell>
          <table:table-cell table:formula="of:=IF(AND([.H27]&lt;4;[.Y27]&gt;=5); &quot;atenció&quot;;&quot;&quot;)">
            <text:p/>
          </table:table-cell>
          <table:table-cell table:number-columns-repeated="232"/>
        </table:table-row>
        <table:table-row table:style-name="ro6">
          <table:table-cell table:style-name="ce4" office:value-type="string">
            <text:p>Molina del Campo, Juan Luis</text:p>
          </table:table-cell>
          <table:table-cell table:number-columns-repeated="2" table:style-name="ce8"/>
          <table:table-cell table:style-name="ce12" table:formula="of:=IF([.B28]&lt;&gt;&quot;&quot;;[.B28]/5;&quot;&quot;)">
            <text:p/>
          </table:table-cell>
          <table:table-cell table:style-name="ce12" table:formula="of:=IF([.C28]&lt;&gt;&quot;&quot;;[.C28]/4;&quot;&quot;)">
            <text:p/>
          </table:table-cell>
          <table:table-cell table:number-columns-repeated="2" table:style-name="ce16"/>
          <table:table-cell table:style-name="ce20" table:formula="of:=IF(OR([.D28]&lt;&gt;&quot;&quot;;[.E28]&lt;&gt;&quot;&quot;;[.F28]&lt;&gt;&quot;&quot;;[.G28]&lt;&gt;&quot;&quot;);SUM([.D28:.G28])/4;&quot;&quot;)">
            <text:p/>
          </table:table-cell>
          <table:table-cell table:number-columns-repeated="3" table:style-name="ce12"/>
          <table:table-cell table:style-name="ce26" table:formula="of:=IF(OR([.I28]&lt;&gt;&quot;&quot;;[.J28]&lt;&gt;&quot;&quot;;[.K28]&lt;&gt;&quot;&quot;);SUM([.I28:.K28])/3;&quot;&quot;)">
            <text:p/>
          </table:table-cell>
          <table:table-cell table:number-columns-repeated="2" table:style-name="ce12"/>
          <table:table-cell table:style-name="ce28" table:formula="of:=IF(OR([.M28]&lt;&gt;&quot;&quot;;[.N28]&lt;&gt;&quot;&quot;);SUM([.M28:.N28])/2;&quot;&quot;)">
            <text:p/>
          </table:table-cell>
          <table:table-cell table:number-columns-repeated="3" table:style-name="ce12"/>
          <table:table-cell table:style-name="ce26" table:formula="of:=IF(OR([.P28]&lt;&gt;&quot;&quot;;[.Q28]&gt;&quot;&quot;;[.R28]&lt;&gt;&quot;&quot;);SUM([.P28:.R28])/3;&quot;&quot;)">
            <text:p/>
          </table:table-cell>
          <table:table-cell/>
          <table:table-cell table:style-name="ce12" table:formula="of:=IF([.H28]&lt;&gt;&quot;&quot;;0.7*[.H28]+0.2*[.S28]+0.1*[.O28];&quot;&quot;)">
            <text:p/>
          </table:table-cell>
          <table:table-cell table:style-name="ce12" table:formula="of:=IF([.H28]&lt;&gt;&quot;&quot;;0.3*[.L28]+0.6*[.H28]+0.1*[.O28];&quot;&quot;)">
            <text:p/>
          </table:table-cell>
          <table:table-cell table:style-name="ce12" table:formula="of:=IF([.H28]&lt;&gt;&quot;&quot;;0.3*[.L28]+0.4*[.H28]+0.2*[.S28]+0.1*[.O28];&quot;&quot;)">
            <text:p/>
          </table:table-cell>
          <table:table-cell/>
          <table:table-cell table:style-name="ce34" table:formula="of:=IF([.U28]&lt;&gt;&quot;&quot;;MAX([.U28:.W28]);&quot;&quot;)">
            <text:p/>
          </table:table-cell>
          <table:table-cell table:formula="of:=IF(AND([.H28]&lt;4;[.Y28]&gt;=5); &quot;atenció&quot;;&quot;&quot;)">
            <text:p/>
          </table:table-cell>
          <table:table-cell table:number-columns-repeated="232"/>
        </table:table-row>
        <table:table-row table:style-name="ro6">
          <table:table-cell table:style-name="ce4" office:value-type="string">
            <text:p>Montilla Roca, Hector Elias</text:p>
          </table:table-cell>
          <table:table-cell table:number-columns-repeated="2" table:style-name="ce8"/>
          <table:table-cell table:style-name="ce12" table:formula="of:=IF([.B29]&lt;&gt;&quot;&quot;;[.B29]/5;&quot;&quot;)">
            <text:p/>
          </table:table-cell>
          <table:table-cell table:style-name="ce12" table:formula="of:=IF([.C29]&lt;&gt;&quot;&quot;;[.C29]/4;&quot;&quot;)">
            <text:p/>
          </table:table-cell>
          <table:table-cell table:number-columns-repeated="2" table:style-name="ce16"/>
          <table:table-cell table:style-name="ce20" table:formula="of:=IF(OR([.D29]&lt;&gt;&quot;&quot;;[.E29]&lt;&gt;&quot;&quot;;[.F29]&lt;&gt;&quot;&quot;;[.G29]&lt;&gt;&quot;&quot;);SUM([.D29:.G29])/4;&quot;&quot;)">
            <text:p/>
          </table:table-cell>
          <table:table-cell table:number-columns-repeated="3" table:style-name="ce12"/>
          <table:table-cell table:style-name="ce26" table:formula="of:=IF(OR([.I29]&lt;&gt;&quot;&quot;;[.J29]&lt;&gt;&quot;&quot;;[.K29]&lt;&gt;&quot;&quot;);SUM([.I29:.K29])/3;&quot;&quot;)">
            <text:p/>
          </table:table-cell>
          <table:table-cell table:number-columns-repeated="2" table:style-name="ce12"/>
          <table:table-cell table:style-name="ce28" table:formula="of:=IF(OR([.M29]&lt;&gt;&quot;&quot;;[.N29]&lt;&gt;&quot;&quot;);SUM([.M29:.N29])/2;&quot;&quot;)">
            <text:p/>
          </table:table-cell>
          <table:table-cell table:number-columns-repeated="3" table:style-name="ce12"/>
          <table:table-cell table:style-name="ce26" table:formula="of:=IF(OR([.P29]&lt;&gt;&quot;&quot;;[.Q29]&gt;&quot;&quot;;[.R29]&lt;&gt;&quot;&quot;);SUM([.P29:.R29])/3;&quot;&quot;)">
            <text:p/>
          </table:table-cell>
          <table:table-cell/>
          <table:table-cell table:style-name="ce12" table:formula="of:=IF([.H29]&lt;&gt;&quot;&quot;;0.7*[.H29]+0.2*[.S29]+0.1*[.O29];&quot;&quot;)">
            <text:p/>
          </table:table-cell>
          <table:table-cell table:style-name="ce12" table:formula="of:=IF([.H29]&lt;&gt;&quot;&quot;;0.3*[.L29]+0.6*[.H29]+0.1*[.O29];&quot;&quot;)">
            <text:p/>
          </table:table-cell>
          <table:table-cell table:style-name="ce12" table:formula="of:=IF([.H29]&lt;&gt;&quot;&quot;;0.3*[.L29]+0.4*[.H29]+0.2*[.S29]+0.1*[.O29];&quot;&quot;)">
            <text:p/>
          </table:table-cell>
          <table:table-cell/>
          <table:table-cell table:style-name="ce34" table:formula="of:=IF([.U29]&lt;&gt;&quot;&quot;;MAX([.U29:.W29]);&quot;&quot;)">
            <text:p/>
          </table:table-cell>
          <table:table-cell table:formula="of:=IF(AND([.H29]&lt;4;[.Y29]&gt;=5); &quot;atenció&quot;;&quot;&quot;)">
            <text:p/>
          </table:table-cell>
          <table:table-cell table:number-columns-repeated="232"/>
        </table:table-row>
        <table:table-row table:style-name="ro6">
          <table:table-cell table:style-name="ce4" office:value-type="string">
            <text:p>Moreno Leal, Enrique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12" table:formula="of:=IF([.B30]&lt;&gt;&quot;&quot;;[.B30]/5;&quot;&quot;)" office:value-type="float" office:value="10">
            <text:p>10</text:p>
          </table:table-cell>
          <table:table-cell table:style-name="ce12" table:formula="of:=IF([.C30]&lt;&gt;&quot;&quot;;[.C30]/4;&quot;&quot;)">
            <text:p/>
          </table:table-cell>
          <table:table-cell table:style-name="ce16" office:value-type="float" office:value="2.5">
            <text:p>2,5</text:p>
          </table:table-cell>
          <table:table-cell table:style-name="ce16" office:value-type="float" office:value="4">
            <text:p>4</text:p>
          </table:table-cell>
          <table:table-cell table:style-name="ce20" table:formula="of:=IF(OR([.D30]&lt;&gt;&quot;&quot;;[.E30]&lt;&gt;&quot;&quot;;[.F30]&lt;&gt;&quot;&quot;;[.G30]&lt;&gt;&quot;&quot;);SUM([.D30:.G30])/4;&quot;&quot;)" office:value-type="float" office:value="4.125">
            <text:p>4,13</text:p>
          </table:table-cell>
          <table:table-cell table:number-columns-repeated="3" table:style-name="ce12"/>
          <table:table-cell table:style-name="ce26" table:formula="of:=IF(OR([.I30]&lt;&gt;&quot;&quot;;[.J30]&lt;&gt;&quot;&quot;;[.K30]&lt;&gt;&quot;&quot;);SUM([.I30:.K30])/3;&quot;&quot;)">
            <text:p/>
          </table:table-cell>
          <table:table-cell table:number-columns-repeated="2" table:style-name="ce12"/>
          <table:table-cell table:style-name="ce28" table:formula="of:=IF(OR([.M30]&lt;&gt;&quot;&quot;;[.N30]&lt;&gt;&quot;&quot;);SUM([.M30:.N30])/2;&quot;&quot;)">
            <text:p/>
          </table:table-cell>
          <table:table-cell table:number-columns-repeated="3" table:style-name="ce12"/>
          <table:table-cell table:style-name="ce26" table:formula="of:=IF(OR([.P30]&lt;&gt;&quot;&quot;;[.Q30]&gt;&quot;&quot;;[.R30]&lt;&gt;&quot;&quot;);SUM([.P30:.R30])/3;&quot;&quot;)">
            <text:p/>
          </table:table-cell>
          <table:table-cell/>
          <table:table-cell table:style-name="ce12" table:formula="of:=IF([.H30]&lt;&gt;&quot;&quot;;0.7*[.H30]+0.2*[.S30]+0.1*[.O30];&quot;&quot;)" office:value-type="float" office:value="2.8875">
            <text:p>2,89</text:p>
          </table:table-cell>
          <table:table-cell table:style-name="ce12" table:formula="of:=IF([.H30]&lt;&gt;&quot;&quot;;0.3*[.L30]+0.6*[.H30]+0.1*[.O30];&quot;&quot;)" office:value-type="float" office:value="2.475">
            <text:p>2,48</text:p>
          </table:table-cell>
          <table:table-cell table:style-name="ce12" table:formula="of:=IF([.H30]&lt;&gt;&quot;&quot;;0.3*[.L30]+0.4*[.H30]+0.2*[.S30]+0.1*[.O30];&quot;&quot;)" office:value-type="float" office:value="1.65">
            <text:p>1,65</text:p>
          </table:table-cell>
          <table:table-cell/>
          <table:table-cell table:style-name="ce34" table:formula="of:=IF([.U30]&lt;&gt;&quot;&quot;;MAX([.U30:.W30]);&quot;&quot;)" office:value-type="float" office:value="2.8875">
            <text:p>2,89</text:p>
          </table:table-cell>
          <table:table-cell table:formula="of:=IF(AND([.H30]&lt;4;[.Y30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Niculce , Magdalena</text:p>
          </table:table-cell>
          <table:table-cell table:number-columns-repeated="2" table:style-name="ce8" office:value-type="float" office:value="20">
            <text:p>20</text:p>
          </table:table-cell>
          <table:table-cell table:style-name="ce12" table:formula="of:=IF([.B31]&lt;&gt;&quot;&quot;;[.B31]/5;&quot;&quot;)" office:value-type="float" office:value="4">
            <text:p>4</text:p>
          </table:table-cell>
          <table:table-cell table:style-name="ce12" table:formula="of:=IF([.C31]&lt;&gt;&quot;&quot;;[.C31]/4;&quot;&quot;)" office:value-type="float" office:value="5">
            <text:p>5</text:p>
          </table:table-cell>
          <table:table-cell table:style-name="ce16" office:value-type="float" office:value="6.5">
            <text:p>6,5</text:p>
          </table:table-cell>
          <table:table-cell table:style-name="ce16" office:value-type="float" office:value="3.5">
            <text:p>3,5</text:p>
          </table:table-cell>
          <table:table-cell table:style-name="ce20" table:formula="of:=IF(OR([.D31]&lt;&gt;&quot;&quot;;[.E31]&lt;&gt;&quot;&quot;;[.F31]&lt;&gt;&quot;&quot;;[.G31]&lt;&gt;&quot;&quot;);SUM([.D31:.G31])/4;&quot;&quot;)" office:value-type="float" office:value="4.75">
            <text:p>4,75</text:p>
          </table:table-cell>
          <table:table-cell table:number-columns-repeated="3" table:style-name="ce12"/>
          <table:table-cell table:style-name="ce26" table:formula="of:=IF(OR([.I31]&lt;&gt;&quot;&quot;;[.J31]&lt;&gt;&quot;&quot;;[.K31]&lt;&gt;&quot;&quot;);SUM([.I31:.K31])/3;&quot;&quot;)">
            <text:p/>
          </table:table-cell>
          <table:table-cell table:number-columns-repeated="2" table:style-name="ce12"/>
          <table:table-cell table:style-name="ce28" table:formula="of:=IF(OR([.M31]&lt;&gt;&quot;&quot;;[.N31]&lt;&gt;&quot;&quot;);SUM([.M31:.N31])/2;&quot;&quot;)">
            <text:p/>
          </table:table-cell>
          <table:table-cell table:number-columns-repeated="3" table:style-name="ce12"/>
          <table:table-cell table:style-name="ce26" table:formula="of:=IF(OR([.P31]&lt;&gt;&quot;&quot;;[.Q31]&gt;&quot;&quot;;[.R31]&lt;&gt;&quot;&quot;);SUM([.P31:.R31])/3;&quot;&quot;)">
            <text:p/>
          </table:table-cell>
          <table:table-cell/>
          <table:table-cell table:style-name="ce12" table:formula="of:=IF([.H31]&lt;&gt;&quot;&quot;;0.7*[.H31]+0.2*[.S31]+0.1*[.O31];&quot;&quot;)" office:value-type="float" office:value="3.325">
            <text:p>3,33</text:p>
          </table:table-cell>
          <table:table-cell table:style-name="ce12" table:formula="of:=IF([.H31]&lt;&gt;&quot;&quot;;0.3*[.L31]+0.6*[.H31]+0.1*[.O31];&quot;&quot;)" office:value-type="float" office:value="2.85">
            <text:p>2,85</text:p>
          </table:table-cell>
          <table:table-cell table:style-name="ce12" table:formula="of:=IF([.H31]&lt;&gt;&quot;&quot;;0.3*[.L31]+0.4*[.H31]+0.2*[.S31]+0.1*[.O31];&quot;&quot;)" office:value-type="float" office:value="1.9">
            <text:p>1,9</text:p>
          </table:table-cell>
          <table:table-cell/>
          <table:table-cell table:style-name="ce34" table:formula="of:=IF([.U31]&lt;&gt;&quot;&quot;;MAX([.U31:.W31]);&quot;&quot;)" office:value-type="float" office:value="3.325">
            <text:p>3,33</text:p>
          </table:table-cell>
          <table:table-cell table:formula="of:=IF(AND([.H31]&lt;4;[.Y31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Palacios Landi, Fernando</text:p>
          </table:table-cell>
          <table:table-cell table:number-columns-repeated="2" table:style-name="ce8"/>
          <table:table-cell table:style-name="ce12" table:formula="of:=IF([.B32]&lt;&gt;&quot;&quot;;[.B32]/5;&quot;&quot;)">
            <text:p/>
          </table:table-cell>
          <table:table-cell table:style-name="ce12" table:formula="of:=IF([.C32]&lt;&gt;&quot;&quot;;[.C32]/4;&quot;&quot;)">
            <text:p/>
          </table:table-cell>
          <table:table-cell table:number-columns-repeated="2" table:style-name="ce16"/>
          <table:table-cell table:style-name="ce20" table:formula="of:=IF(OR([.D32]&lt;&gt;&quot;&quot;;[.E32]&lt;&gt;&quot;&quot;;[.F32]&lt;&gt;&quot;&quot;;[.G32]&lt;&gt;&quot;&quot;);SUM([.D32:.G32])/4;&quot;&quot;)">
            <text:p/>
          </table:table-cell>
          <table:table-cell table:number-columns-repeated="3" table:style-name="ce12"/>
          <table:table-cell table:style-name="ce26" table:formula="of:=IF(OR([.I32]&lt;&gt;&quot;&quot;;[.J32]&lt;&gt;&quot;&quot;;[.K32]&lt;&gt;&quot;&quot;);SUM([.I32:.K32])/3;&quot;&quot;)">
            <text:p/>
          </table:table-cell>
          <table:table-cell table:number-columns-repeated="2" table:style-name="ce12"/>
          <table:table-cell table:style-name="ce28" table:formula="of:=IF(OR([.M32]&lt;&gt;&quot;&quot;;[.N32]&lt;&gt;&quot;&quot;);SUM([.M32:.N32])/2;&quot;&quot;)">
            <text:p/>
          </table:table-cell>
          <table:table-cell table:number-columns-repeated="3" table:style-name="ce12"/>
          <table:table-cell table:style-name="ce26" table:formula="of:=IF(OR([.P32]&lt;&gt;&quot;&quot;;[.Q32]&gt;&quot;&quot;;[.R32]&lt;&gt;&quot;&quot;);SUM([.P32:.R32])/3;&quot;&quot;)">
            <text:p/>
          </table:table-cell>
          <table:table-cell/>
          <table:table-cell table:style-name="ce12" table:formula="of:=IF([.H32]&lt;&gt;&quot;&quot;;0.7*[.H32]+0.2*[.S32]+0.1*[.O32];&quot;&quot;)">
            <text:p/>
          </table:table-cell>
          <table:table-cell table:style-name="ce12" table:formula="of:=IF([.H32]&lt;&gt;&quot;&quot;;0.3*[.L32]+0.6*[.H32]+0.1*[.O32];&quot;&quot;)">
            <text:p/>
          </table:table-cell>
          <table:table-cell table:style-name="ce12" table:formula="of:=IF([.H32]&lt;&gt;&quot;&quot;;0.3*[.L32]+0.4*[.H32]+0.2*[.S32]+0.1*[.O32];&quot;&quot;)">
            <text:p/>
          </table:table-cell>
          <table:table-cell/>
          <table:table-cell table:style-name="ce34" table:formula="of:=IF([.U32]&lt;&gt;&quot;&quot;;MAX([.U32:.W32]);&quot;&quot;)">
            <text:p/>
          </table:table-cell>
          <table:table-cell table:formula="of:=IF(AND([.H32]&lt;4;[.Y32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Pastor Espases, Juan</text:p>
          </table:table-cell>
          <table:table-cell table:number-columns-repeated="2" table:style-name="ce8"/>
          <table:table-cell table:style-name="ce12" table:formula="of:=IF([.B33]&lt;&gt;&quot;&quot;;[.B33]/5;&quot;&quot;)">
            <text:p/>
          </table:table-cell>
          <table:table-cell table:style-name="ce12" table:formula="of:=IF([.C33]&lt;&gt;&quot;&quot;;[.C33]/4;&quot;&quot;)">
            <text:p/>
          </table:table-cell>
          <table:table-cell table:number-columns-repeated="2" table:style-name="ce16"/>
          <table:table-cell table:style-name="ce20" table:formula="of:=IF(OR([.D33]&lt;&gt;&quot;&quot;;[.E33]&lt;&gt;&quot;&quot;;[.F33]&lt;&gt;&quot;&quot;;[.G33]&lt;&gt;&quot;&quot;);SUM([.D33:.G33])/4;&quot;&quot;)">
            <text:p/>
          </table:table-cell>
          <table:table-cell table:number-columns-repeated="3" table:style-name="ce12"/>
          <table:table-cell table:style-name="ce26" table:formula="of:=IF(OR([.I33]&lt;&gt;&quot;&quot;;[.J33]&lt;&gt;&quot;&quot;;[.K33]&lt;&gt;&quot;&quot;);SUM([.I33:.K33])/3;&quot;&quot;)">
            <text:p/>
          </table:table-cell>
          <table:table-cell table:number-columns-repeated="2" table:style-name="ce12"/>
          <table:table-cell table:style-name="ce28" table:formula="of:=IF(OR([.M33]&lt;&gt;&quot;&quot;;[.N33]&lt;&gt;&quot;&quot;);SUM([.M33:.N33])/2;&quot;&quot;)">
            <text:p/>
          </table:table-cell>
          <table:table-cell table:number-columns-repeated="3" table:style-name="ce12"/>
          <table:table-cell table:style-name="ce26" table:formula="of:=IF(OR([.P33]&lt;&gt;&quot;&quot;;[.Q33]&gt;&quot;&quot;;[.R33]&lt;&gt;&quot;&quot;);SUM([.P33:.R33])/3;&quot;&quot;)">
            <text:p/>
          </table:table-cell>
          <table:table-cell/>
          <table:table-cell table:style-name="ce12" table:formula="of:=IF([.H33]&lt;&gt;&quot;&quot;;0.7*[.H33]+0.2*[.S33]+0.1*[.O33];&quot;&quot;)">
            <text:p/>
          </table:table-cell>
          <table:table-cell table:style-name="ce12" table:formula="of:=IF([.H33]&lt;&gt;&quot;&quot;;0.3*[.L33]+0.6*[.H33]+0.1*[.O33];&quot;&quot;)">
            <text:p/>
          </table:table-cell>
          <table:table-cell table:style-name="ce12" table:formula="of:=IF([.H33]&lt;&gt;&quot;&quot;;0.3*[.L33]+0.4*[.H33]+0.2*[.S33]+0.1*[.O33];&quot;&quot;)">
            <text:p/>
          </table:table-cell>
          <table:table-cell/>
          <table:table-cell table:style-name="ce34" table:formula="of:=IF([.U33]&lt;&gt;&quot;&quot;;MAX([.U33:.W33]);&quot;&quot;)">
            <text:p/>
          </table:table-cell>
          <table:table-cell table:formula="of:=IF(AND([.H33]&lt;4;[.Y33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Payeras Egea, Ángel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style-name="ce12" table:formula="of:=IF([.B34]&lt;&gt;&quot;&quot;;[.B34]/5;&quot;&quot;)" office:value-type="float" office:value="10">
            <text:p>10</text:p>
          </table:table-cell>
          <table:table-cell table:style-name="ce12" table:formula="of:=IF([.C34]&lt;&gt;&quot;&quot;;[.C34]/4;&quot;&quot;)" office:value-type="float" office:value="0">
            <text:p>0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5">
            <text:p>5</text:p>
          </table:table-cell>
          <table:table-cell table:style-name="ce20" table:formula="of:=IF(OR([.D34]&lt;&gt;&quot;&quot;;[.E34]&lt;&gt;&quot;&quot;;[.F34]&lt;&gt;&quot;&quot;;[.G34]&lt;&gt;&quot;&quot;);SUM([.D34:.G34])/4;&quot;&quot;)" office:value-type="float" office:value="5.25">
            <text:p>5,25</text:p>
          </table:table-cell>
          <table:table-cell table:number-columns-repeated="3" table:style-name="ce12"/>
          <table:table-cell table:style-name="ce26" table:formula="of:=IF(OR([.I34]&lt;&gt;&quot;&quot;;[.J34]&lt;&gt;&quot;&quot;;[.K34]&lt;&gt;&quot;&quot;);SUM([.I34:.K34])/3;&quot;&quot;)">
            <text:p/>
          </table:table-cell>
          <table:table-cell table:number-columns-repeated="2" table:style-name="ce12"/>
          <table:table-cell table:style-name="ce28" table:formula="of:=IF(OR([.M34]&lt;&gt;&quot;&quot;;[.N34]&lt;&gt;&quot;&quot;);SUM([.M34:.N34])/2;&quot;&quot;)">
            <text:p/>
          </table:table-cell>
          <table:table-cell table:number-columns-repeated="3" table:style-name="ce12"/>
          <table:table-cell table:style-name="ce26" table:formula="of:=IF(OR([.P34]&lt;&gt;&quot;&quot;;[.Q34]&gt;&quot;&quot;;[.R34]&lt;&gt;&quot;&quot;);SUM([.P34:.R34])/3;&quot;&quot;)">
            <text:p/>
          </table:table-cell>
          <table:table-cell/>
          <table:table-cell table:style-name="ce12" table:formula="of:=IF([.H34]&lt;&gt;&quot;&quot;;0.7*[.H34]+0.2*[.S34]+0.1*[.O34];&quot;&quot;)" office:value-type="float" office:value="3.675">
            <text:p>3,68</text:p>
          </table:table-cell>
          <table:table-cell table:style-name="ce12" table:formula="of:=IF([.H34]&lt;&gt;&quot;&quot;;0.3*[.L34]+0.6*[.H34]+0.1*[.O34];&quot;&quot;)" office:value-type="float" office:value="3.15">
            <text:p>3,15</text:p>
          </table:table-cell>
          <table:table-cell table:style-name="ce12" table:formula="of:=IF([.H34]&lt;&gt;&quot;&quot;;0.3*[.L34]+0.4*[.H34]+0.2*[.S34]+0.1*[.O34];&quot;&quot;)" office:value-type="float" office:value="2.1">
            <text:p>2,1</text:p>
          </table:table-cell>
          <table:table-cell/>
          <table:table-cell table:style-name="ce34" table:formula="of:=IF([.U34]&lt;&gt;&quot;&quot;;MAX([.U34:.W34]);&quot;&quot;)" office:value-type="float" office:value="3.675">
            <text:p>3,68</text:p>
          </table:table-cell>
          <table:table-cell table:formula="of:=IF(AND([.H34]&lt;4;[.Y34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Pérez Digon, Verónica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style-name="ce12" table:formula="of:=IF([.B35]&lt;&gt;&quot;&quot;;[.B35]/5;&quot;&quot;)" office:value-type="float" office:value="10">
            <text:p>10</text:p>
          </table:table-cell>
          <table:table-cell table:style-name="ce12" table:formula="of:=IF([.C35]&lt;&gt;&quot;&quot;;[.C35]/4;&quot;&quot;)" office:value-type="float" office:value="0">
            <text:p>0</text:p>
          </table:table-cell>
          <table:table-cell table:style-name="ce16" office:value-type="float" office:value="6.5">
            <text:p>6,5</text:p>
          </table:table-cell>
          <table:table-cell table:style-name="ce16" office:value-type="float" office:value="6">
            <text:p>6</text:p>
          </table:table-cell>
          <table:table-cell table:style-name="ce20" table:formula="of:=IF(OR([.D35]&lt;&gt;&quot;&quot;;[.E35]&lt;&gt;&quot;&quot;;[.F35]&lt;&gt;&quot;&quot;;[.G35]&lt;&gt;&quot;&quot;);SUM([.D35:.G35])/4;&quot;&quot;)" office:value-type="float" office:value="5.625">
            <text:p>5,63</text:p>
          </table:table-cell>
          <table:table-cell table:number-columns-repeated="3" table:style-name="ce12"/>
          <table:table-cell table:style-name="ce26" table:formula="of:=IF(OR([.I35]&lt;&gt;&quot;&quot;;[.J35]&lt;&gt;&quot;&quot;;[.K35]&lt;&gt;&quot;&quot;);SUM([.I35:.K35])/3;&quot;&quot;)">
            <text:p/>
          </table:table-cell>
          <table:table-cell table:number-columns-repeated="2" table:style-name="ce12"/>
          <table:table-cell table:style-name="ce28" table:formula="of:=IF(OR([.M35]&lt;&gt;&quot;&quot;;[.N35]&lt;&gt;&quot;&quot;);SUM([.M35:.N35])/2;&quot;&quot;)">
            <text:p/>
          </table:table-cell>
          <table:table-cell table:number-columns-repeated="3" table:style-name="ce12"/>
          <table:table-cell table:style-name="ce26" table:formula="of:=IF(OR([.P35]&lt;&gt;&quot;&quot;;[.Q35]&gt;&quot;&quot;;[.R35]&lt;&gt;&quot;&quot;);SUM([.P35:.R35])/3;&quot;&quot;)">
            <text:p/>
          </table:table-cell>
          <table:table-cell/>
          <table:table-cell table:style-name="ce12" table:formula="of:=IF([.H35]&lt;&gt;&quot;&quot;;0.7*[.H35]+0.2*[.S35]+0.1*[.O35];&quot;&quot;)" office:value-type="float" office:value="3.9375">
            <text:p>3,94</text:p>
          </table:table-cell>
          <table:table-cell table:style-name="ce12" table:formula="of:=IF([.H35]&lt;&gt;&quot;&quot;;0.3*[.L35]+0.6*[.H35]+0.1*[.O35];&quot;&quot;)" office:value-type="float" office:value="3.375">
            <text:p>3,38</text:p>
          </table:table-cell>
          <table:table-cell table:style-name="ce12" table:formula="of:=IF([.H35]&lt;&gt;&quot;&quot;;0.3*[.L35]+0.4*[.H35]+0.2*[.S35]+0.1*[.O35];&quot;&quot;)" office:value-type="float" office:value="2.25">
            <text:p>2,25</text:p>
          </table:table-cell>
          <table:table-cell/>
          <table:table-cell table:style-name="ce34" table:formula="of:=IF([.U35]&lt;&gt;&quot;&quot;;MAX([.U35:.W35]);&quot;&quot;)" office:value-type="float" office:value="3.9375">
            <text:p>3,94</text:p>
          </table:table-cell>
          <table:table-cell table:formula="of:=IF(AND([.H35]&lt;4;[.Y35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Pirhosseini , Farhat</text:p>
          </table:table-cell>
          <table:table-cell table:number-columns-repeated="2" table:style-name="ce8"/>
          <table:table-cell table:style-name="ce12" table:formula="of:=IF([.B36]&lt;&gt;&quot;&quot;;[.B36]/5;&quot;&quot;)">
            <text:p/>
          </table:table-cell>
          <table:table-cell table:style-name="ce12" table:formula="of:=IF([.C36]&lt;&gt;&quot;&quot;;[.C36]/4;&quot;&quot;)">
            <text:p/>
          </table:table-cell>
          <table:table-cell table:number-columns-repeated="2" table:style-name="ce16"/>
          <table:table-cell table:style-name="ce20" table:formula="of:=IF(OR([.D36]&lt;&gt;&quot;&quot;;[.E36]&lt;&gt;&quot;&quot;;[.F36]&lt;&gt;&quot;&quot;;[.G36]&lt;&gt;&quot;&quot;);SUM([.D36:.G36])/4;&quot;&quot;)">
            <text:p/>
          </table:table-cell>
          <table:table-cell table:number-columns-repeated="3" table:style-name="ce12"/>
          <table:table-cell table:style-name="ce26" table:formula="of:=IF(OR([.I36]&lt;&gt;&quot;&quot;;[.J36]&lt;&gt;&quot;&quot;;[.K36]&lt;&gt;&quot;&quot;);SUM([.I36:.K36])/3;&quot;&quot;)">
            <text:p/>
          </table:table-cell>
          <table:table-cell table:number-columns-repeated="2" table:style-name="ce12"/>
          <table:table-cell table:style-name="ce28" table:formula="of:=IF(OR([.M36]&lt;&gt;&quot;&quot;;[.N36]&lt;&gt;&quot;&quot;);SUM([.M36:.N36])/2;&quot;&quot;)">
            <text:p/>
          </table:table-cell>
          <table:table-cell table:number-columns-repeated="3" table:style-name="ce12"/>
          <table:table-cell table:style-name="ce26" table:formula="of:=IF(OR([.P36]&lt;&gt;&quot;&quot;;[.Q36]&gt;&quot;&quot;;[.R36]&lt;&gt;&quot;&quot;);SUM([.P36:.R36])/3;&quot;&quot;)">
            <text:p/>
          </table:table-cell>
          <table:table-cell/>
          <table:table-cell table:style-name="ce12" table:formula="of:=IF([.H36]&lt;&gt;&quot;&quot;;0.7*[.H36]+0.2*[.S36]+0.1*[.O36];&quot;&quot;)">
            <text:p/>
          </table:table-cell>
          <table:table-cell table:style-name="ce12" table:formula="of:=IF([.H36]&lt;&gt;&quot;&quot;;0.3*[.L36]+0.6*[.H36]+0.1*[.O36];&quot;&quot;)">
            <text:p/>
          </table:table-cell>
          <table:table-cell table:style-name="ce12" table:formula="of:=IF([.H36]&lt;&gt;&quot;&quot;;0.3*[.L36]+0.4*[.H36]+0.2*[.S36]+0.1*[.O36];&quot;&quot;)">
            <text:p/>
          </table:table-cell>
          <table:table-cell/>
          <table:table-cell table:style-name="ce34" table:formula="of:=IF([.U36]&lt;&gt;&quot;&quot;;MAX([.U36:.W36]);&quot;&quot;)">
            <text:p/>
          </table:table-cell>
          <table:table-cell table:formula="of:=IF(AND([.H36]&lt;4;[.Y36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Pizarro Lopes, Olaya Araceli</text:p>
          </table:table-cell>
          <table:table-cell table:style-name="ce8" office:value-type="float" office:value="45">
            <text:p>45</text:p>
          </table:table-cell>
          <table:table-cell table:style-name="ce8"/>
          <table:table-cell table:style-name="ce12" table:formula="of:=IF([.B37]&lt;&gt;&quot;&quot;;[.B37]/5;&quot;&quot;)" office:value-type="float" office:value="9">
            <text:p>9</text:p>
          </table:table-cell>
          <table:table-cell table:style-name="ce12" table:formula="of:=IF([.C37]&lt;&gt;&quot;&quot;;[.C37]/4;&quot;&quot;)">
            <text:p/>
          </table:table-cell>
          <table:table-cell table:style-name="ce16" office:value-type="float" office:value="4.5">
            <text:p>4,5</text:p>
          </table:table-cell>
          <table:table-cell table:style-name="ce16" office:value-type="float" office:value="7.5">
            <text:p>7,5</text:p>
          </table:table-cell>
          <table:table-cell table:style-name="ce20" table:formula="of:=IF(OR([.D37]&lt;&gt;&quot;&quot;;[.E37]&lt;&gt;&quot;&quot;;[.F37]&lt;&gt;&quot;&quot;;[.G37]&lt;&gt;&quot;&quot;);SUM([.D37:.G37])/4;&quot;&quot;)" office:value-type="float" office:value="5.25">
            <text:p>5,25</text:p>
          </table:table-cell>
          <table:table-cell table:number-columns-repeated="3" table:style-name="ce12"/>
          <table:table-cell table:style-name="ce26" table:formula="of:=IF(OR([.I37]&lt;&gt;&quot;&quot;;[.J37]&lt;&gt;&quot;&quot;;[.K37]&lt;&gt;&quot;&quot;);SUM([.I37:.K37])/3;&quot;&quot;)">
            <text:p/>
          </table:table-cell>
          <table:table-cell table:number-columns-repeated="2" table:style-name="ce12"/>
          <table:table-cell table:style-name="ce28" table:formula="of:=IF(OR([.M37]&lt;&gt;&quot;&quot;;[.N37]&lt;&gt;&quot;&quot;);SUM([.M37:.N37])/2;&quot;&quot;)">
            <text:p/>
          </table:table-cell>
          <table:table-cell table:number-columns-repeated="3" table:style-name="ce12"/>
          <table:table-cell table:style-name="ce26" table:formula="of:=IF(OR([.P37]&lt;&gt;&quot;&quot;;[.Q37]&gt;&quot;&quot;;[.R37]&lt;&gt;&quot;&quot;);SUM([.P37:.R37])/3;&quot;&quot;)">
            <text:p/>
          </table:table-cell>
          <table:table-cell/>
          <table:table-cell table:style-name="ce12" table:formula="of:=IF([.H37]&lt;&gt;&quot;&quot;;0.7*[.H37]+0.2*[.S37]+0.1*[.O37];&quot;&quot;)" office:value-type="float" office:value="3.675">
            <text:p>3,68</text:p>
          </table:table-cell>
          <table:table-cell table:style-name="ce12" table:formula="of:=IF([.H37]&lt;&gt;&quot;&quot;;0.3*[.L37]+0.6*[.H37]+0.1*[.O37];&quot;&quot;)" office:value-type="float" office:value="3.15">
            <text:p>3,15</text:p>
          </table:table-cell>
          <table:table-cell table:style-name="ce12" table:formula="of:=IF([.H37]&lt;&gt;&quot;&quot;;0.3*[.L37]+0.4*[.H37]+0.2*[.S37]+0.1*[.O37];&quot;&quot;)" office:value-type="float" office:value="2.1">
            <text:p>2,1</text:p>
          </table:table-cell>
          <table:table-cell/>
          <table:table-cell table:style-name="ce34" table:formula="of:=IF([.U37]&lt;&gt;&quot;&quot;;MAX([.U37:.W37]);&quot;&quot;)" office:value-type="float" office:value="3.675">
            <text:p>3,68</text:p>
          </table:table-cell>
          <table:table-cell table:formula="of:=IF(AND([.H37]&lt;4;[.Y37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Pons Reus, Arnau</text:p>
          </table:table-cell>
          <table:table-cell table:number-columns-repeated="2" table:style-name="ce8" office:value-type="float" office:value="40">
            <text:p>40</text:p>
          </table:table-cell>
          <table:table-cell table:style-name="ce12" table:formula="of:=IF([.B38]&lt;&gt;&quot;&quot;;[.B38]/5;&quot;&quot;)" office:value-type="float" office:value="8">
            <text:p>8</text:p>
          </table:table-cell>
          <table:table-cell table:style-name="ce12" table:formula="of:=IF([.C38]&lt;&gt;&quot;&quot;;[.C38]/4;&quot;&quot;)" office:value-type="float" office:value="10">
            <text:p>1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6.5">
            <text:p>6,5</text:p>
          </table:table-cell>
          <table:table-cell table:style-name="ce20" table:formula="of:=IF(OR([.D38]&lt;&gt;&quot;&quot;;[.E38]&lt;&gt;&quot;&quot;;[.F38]&lt;&gt;&quot;&quot;;[.G38]&lt;&gt;&quot;&quot;);SUM([.D38:.G38])/4;&quot;&quot;)" office:value-type="float" office:value="8.375">
            <text:p>8,38</text:p>
          </table:table-cell>
          <table:table-cell table:number-columns-repeated="3" table:style-name="ce12"/>
          <table:table-cell table:style-name="ce26" table:formula="of:=IF(OR([.I38]&lt;&gt;&quot;&quot;;[.J38]&lt;&gt;&quot;&quot;;[.K38]&lt;&gt;&quot;&quot;);SUM([.I38:.K38])/3;&quot;&quot;)">
            <text:p/>
          </table:table-cell>
          <table:table-cell table:number-columns-repeated="2" table:style-name="ce12"/>
          <table:table-cell table:style-name="ce28" table:formula="of:=IF(OR([.M38]&lt;&gt;&quot;&quot;;[.N38]&lt;&gt;&quot;&quot;);SUM([.M38:.N38])/2;&quot;&quot;)">
            <text:p/>
          </table:table-cell>
          <table:table-cell table:number-columns-repeated="3" table:style-name="ce12"/>
          <table:table-cell table:style-name="ce26" table:formula="of:=IF(OR([.P38]&lt;&gt;&quot;&quot;;[.Q38]&gt;&quot;&quot;;[.R38]&lt;&gt;&quot;&quot;);SUM([.P38:.R38])/3;&quot;&quot;)">
            <text:p/>
          </table:table-cell>
          <table:table-cell/>
          <table:table-cell table:style-name="ce12" table:formula="of:=IF([.H38]&lt;&gt;&quot;&quot;;0.7*[.H38]+0.2*[.S38]+0.1*[.O38];&quot;&quot;)" office:value-type="float" office:value="5.8625">
            <text:p>5,86</text:p>
          </table:table-cell>
          <table:table-cell table:style-name="ce12" table:formula="of:=IF([.H38]&lt;&gt;&quot;&quot;;0.3*[.L38]+0.6*[.H38]+0.1*[.O38];&quot;&quot;)" office:value-type="float" office:value="5.025">
            <text:p>5,03</text:p>
          </table:table-cell>
          <table:table-cell table:style-name="ce12" table:formula="of:=IF([.H38]&lt;&gt;&quot;&quot;;0.3*[.L38]+0.4*[.H38]+0.2*[.S38]+0.1*[.O38];&quot;&quot;)" office:value-type="float" office:value="3.35">
            <text:p>3,35</text:p>
          </table:table-cell>
          <table:table-cell/>
          <table:table-cell table:style-name="ce34" table:formula="of:=IF([.U38]&lt;&gt;&quot;&quot;;MAX([.U38:.W38]);&quot;&quot;)" office:value-type="float" office:value="5.8625">
            <text:p>5,86</text:p>
          </table:table-cell>
          <table:table-cell table:formula="of:=IF(AND([.H38]&lt;4;[.Y38]&gt;=5); &quot;atenció&quot;;&quot;&quot;)">
            <text:p/>
          </table:table-cell>
          <table:table-cell table:number-columns-repeated="232"/>
        </table:table-row>
        <table:table-row table:style-name="ro6">
          <table:table-cell table:style-name="ce4" office:value-type="string">
            <text:p>Ramon Coll, Lorenzo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5">
            <text:p>5</text:p>
          </table:table-cell>
          <table:table-cell table:style-name="ce12" table:formula="of:=IF([.B39]&lt;&gt;&quot;&quot;;[.B39]/5;&quot;&quot;)" office:value-type="float" office:value="10">
            <text:p>10</text:p>
          </table:table-cell>
          <table:table-cell table:style-name="ce12" table:formula="of:=IF([.C39]&lt;&gt;&quot;&quot;;[.C39]/4;&quot;&quot;)" office:value-type="float" office:value="1.25">
            <text:p>1,25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20" table:formula="of:=IF(OR([.D39]&lt;&gt;&quot;&quot;;[.E39]&lt;&gt;&quot;&quot;;[.F39]&lt;&gt;&quot;&quot;;[.G39]&lt;&gt;&quot;&quot;);SUM([.D39:.G39])/4;&quot;&quot;)" office:value-type="float" office:value="3.8125">
            <text:p>3,81</text:p>
          </table:table-cell>
          <table:table-cell table:number-columns-repeated="3" table:style-name="ce12"/>
          <table:table-cell table:style-name="ce26" table:formula="of:=IF(OR([.I39]&lt;&gt;&quot;&quot;;[.J39]&lt;&gt;&quot;&quot;;[.K39]&lt;&gt;&quot;&quot;);SUM([.I39:.K39])/3;&quot;&quot;)">
            <text:p/>
          </table:table-cell>
          <table:table-cell table:number-columns-repeated="2" table:style-name="ce12"/>
          <table:table-cell table:style-name="ce28" table:formula="of:=IF(OR([.M39]&lt;&gt;&quot;&quot;;[.N39]&lt;&gt;&quot;&quot;);SUM([.M39:.N39])/2;&quot;&quot;)">
            <text:p/>
          </table:table-cell>
          <table:table-cell table:number-columns-repeated="3" table:style-name="ce12"/>
          <table:table-cell table:style-name="ce26" table:formula="of:=IF(OR([.P39]&lt;&gt;&quot;&quot;;[.Q39]&gt;&quot;&quot;;[.R39]&lt;&gt;&quot;&quot;);SUM([.P39:.R39])/3;&quot;&quot;)">
            <text:p/>
          </table:table-cell>
          <table:table-cell/>
          <table:table-cell table:style-name="ce12" table:formula="of:=IF([.H39]&lt;&gt;&quot;&quot;;0.7*[.H39]+0.2*[.S39]+0.1*[.O39];&quot;&quot;)" office:value-type="float" office:value="2.66875">
            <text:p>2,67</text:p>
          </table:table-cell>
          <table:table-cell table:style-name="ce12" table:formula="of:=IF([.H39]&lt;&gt;&quot;&quot;;0.3*[.L39]+0.6*[.H39]+0.1*[.O39];&quot;&quot;)" office:value-type="float" office:value="2.2875">
            <text:p>2,29</text:p>
          </table:table-cell>
          <table:table-cell table:style-name="ce12" table:formula="of:=IF([.H39]&lt;&gt;&quot;&quot;;0.3*[.L39]+0.4*[.H39]+0.2*[.S39]+0.1*[.O39];&quot;&quot;)" office:value-type="float" office:value="1.525">
            <text:p>1,53</text:p>
          </table:table-cell>
          <table:table-cell/>
          <table:table-cell table:style-name="ce34" table:formula="of:=IF([.U39]&lt;&gt;&quot;&quot;;MAX([.U39:.W39]);&quot;&quot;)" office:value-type="float" office:value="2.66875">
            <text:p>2,67</text:p>
          </table:table-cell>
          <table:table-cell table:formula="of:=IF(AND([.H39]&lt;4;[.Y39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Recio Carvajal, Alvaro</text:p>
          </table:table-cell>
          <table:table-cell table:number-columns-repeated="2" table:style-name="ce8"/>
          <table:table-cell table:style-name="ce12" table:formula="of:=IF([.B40]&lt;&gt;&quot;&quot;;[.B40]/5;&quot;&quot;)">
            <text:p/>
          </table:table-cell>
          <table:table-cell table:style-name="ce12" table:formula="of:=IF([.C40]&lt;&gt;&quot;&quot;;[.C40]/4;&quot;&quot;)">
            <text:p/>
          </table:table-cell>
          <table:table-cell table:number-columns-repeated="2" table:style-name="ce16"/>
          <table:table-cell table:style-name="ce20" table:formula="of:=IF(OR([.D40]&lt;&gt;&quot;&quot;;[.E40]&lt;&gt;&quot;&quot;;[.F40]&lt;&gt;&quot;&quot;;[.G40]&lt;&gt;&quot;&quot;);SUM([.D40:.G40])/4;&quot;&quot;)">
            <text:p/>
          </table:table-cell>
          <table:table-cell table:number-columns-repeated="3" table:style-name="ce12"/>
          <table:table-cell table:style-name="ce26" table:formula="of:=IF(OR([.I40]&lt;&gt;&quot;&quot;;[.J40]&lt;&gt;&quot;&quot;;[.K40]&lt;&gt;&quot;&quot;);SUM([.I40:.K40])/3;&quot;&quot;)">
            <text:p/>
          </table:table-cell>
          <table:table-cell table:number-columns-repeated="2" table:style-name="ce12"/>
          <table:table-cell table:style-name="ce28" table:formula="of:=IF(OR([.M40]&lt;&gt;&quot;&quot;;[.N40]&lt;&gt;&quot;&quot;);SUM([.M40:.N40])/2;&quot;&quot;)">
            <text:p/>
          </table:table-cell>
          <table:table-cell table:number-columns-repeated="3" table:style-name="ce12"/>
          <table:table-cell table:style-name="ce26" table:formula="of:=IF(OR([.P40]&lt;&gt;&quot;&quot;;[.Q40]&gt;&quot;&quot;;[.R40]&lt;&gt;&quot;&quot;);SUM([.P40:.R40])/3;&quot;&quot;)">
            <text:p/>
          </table:table-cell>
          <table:table-cell/>
          <table:table-cell table:style-name="ce12" table:formula="of:=IF([.H40]&lt;&gt;&quot;&quot;;0.7*[.H40]+0.2*[.S40]+0.1*[.O40];&quot;&quot;)">
            <text:p/>
          </table:table-cell>
          <table:table-cell table:style-name="ce12" table:formula="of:=IF([.H40]&lt;&gt;&quot;&quot;;0.3*[.L40]+0.6*[.H40]+0.1*[.O40];&quot;&quot;)">
            <text:p/>
          </table:table-cell>
          <table:table-cell table:style-name="ce12" table:formula="of:=IF([.H40]&lt;&gt;&quot;&quot;;0.3*[.L40]+0.4*[.H40]+0.2*[.S40]+0.1*[.O40];&quot;&quot;)">
            <text:p/>
          </table:table-cell>
          <table:table-cell/>
          <table:table-cell table:style-name="ce34" table:formula="of:=IF([.U40]&lt;&gt;&quot;&quot;;MAX([.U40:.W40]);&quot;&quot;)">
            <text:p/>
          </table:table-cell>
          <table:table-cell table:formula="of:=IF(AND([.H40]&lt;4;[.Y40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Rodríguez Tello, Ángel</text:p>
          </table:table-cell>
          <table:table-cell table:number-columns-repeated="2" table:style-name="ce8"/>
          <table:table-cell table:style-name="ce12" table:formula="of:=IF([.B41]&lt;&gt;&quot;&quot;;[.B41]/5;&quot;&quot;)">
            <text:p/>
          </table:table-cell>
          <table:table-cell table:style-name="ce12" table:formula="of:=IF([.C41]&lt;&gt;&quot;&quot;;[.C41]/4;&quot;&quot;)">
            <text:p/>
          </table:table-cell>
          <table:table-cell table:number-columns-repeated="2" table:style-name="ce16"/>
          <table:table-cell table:style-name="ce20" table:formula="of:=IF(OR([.D41]&lt;&gt;&quot;&quot;;[.E41]&lt;&gt;&quot;&quot;;[.F41]&lt;&gt;&quot;&quot;;[.G41]&lt;&gt;&quot;&quot;);SUM([.D41:.G41])/4;&quot;&quot;)">
            <text:p/>
          </table:table-cell>
          <table:table-cell table:number-columns-repeated="3" table:style-name="ce12"/>
          <table:table-cell table:style-name="ce26" table:formula="of:=IF(OR([.I41]&lt;&gt;&quot;&quot;;[.J41]&lt;&gt;&quot;&quot;;[.K41]&lt;&gt;&quot;&quot;);SUM([.I41:.K41])/3;&quot;&quot;)">
            <text:p/>
          </table:table-cell>
          <table:table-cell table:number-columns-repeated="2" table:style-name="ce12"/>
          <table:table-cell table:style-name="ce28" table:formula="of:=IF(OR([.M41]&lt;&gt;&quot;&quot;;[.N41]&lt;&gt;&quot;&quot;);SUM([.M41:.N41])/2;&quot;&quot;)">
            <text:p/>
          </table:table-cell>
          <table:table-cell table:number-columns-repeated="3" table:style-name="ce12"/>
          <table:table-cell table:style-name="ce26" table:formula="of:=IF(OR([.P41]&lt;&gt;&quot;&quot;;[.Q41]&gt;&quot;&quot;;[.R41]&lt;&gt;&quot;&quot;);SUM([.P41:.R41])/3;&quot;&quot;)">
            <text:p/>
          </table:table-cell>
          <table:table-cell/>
          <table:table-cell table:style-name="ce12" table:formula="of:=IF([.H41]&lt;&gt;&quot;&quot;;0.7*[.H41]+0.2*[.S41]+0.1*[.O41];&quot;&quot;)">
            <text:p/>
          </table:table-cell>
          <table:table-cell table:style-name="ce12" table:formula="of:=IF([.H41]&lt;&gt;&quot;&quot;;0.3*[.L41]+0.6*[.H41]+0.1*[.O41];&quot;&quot;)">
            <text:p/>
          </table:table-cell>
          <table:table-cell table:style-name="ce12" table:formula="of:=IF([.H41]&lt;&gt;&quot;&quot;;0.3*[.L41]+0.4*[.H41]+0.2*[.S41]+0.1*[.O41];&quot;&quot;)">
            <text:p/>
          </table:table-cell>
          <table:table-cell/>
          <table:table-cell table:style-name="ce34" table:formula="of:=IF([.U41]&lt;&gt;&quot;&quot;;MAX([.U41:.W41]);&quot;&quot;)">
            <text:p/>
          </table:table-cell>
          <table:table-cell table:formula="of:=IF(AND([.H41]&lt;4;[.Y41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Rotger Vaquer, Francisco</text:p>
          </table:table-cell>
          <table:table-cell table:number-columns-repeated="2" table:style-name="ce8"/>
          <table:table-cell table:style-name="ce12" table:formula="of:=IF([.B42]&lt;&gt;&quot;&quot;;[.B42]/5;&quot;&quot;)">
            <text:p/>
          </table:table-cell>
          <table:table-cell table:style-name="ce12" table:formula="of:=IF([.C42]&lt;&gt;&quot;&quot;;[.C42]/4;&quot;&quot;)">
            <text:p/>
          </table:table-cell>
          <table:table-cell table:number-columns-repeated="2" table:style-name="ce16"/>
          <table:table-cell table:style-name="ce20" table:formula="of:=IF(OR([.D42]&lt;&gt;&quot;&quot;;[.E42]&lt;&gt;&quot;&quot;;[.F42]&lt;&gt;&quot;&quot;;[.G42]&lt;&gt;&quot;&quot;);SUM([.D42:.G42])/4;&quot;&quot;)">
            <text:p/>
          </table:table-cell>
          <table:table-cell table:number-columns-repeated="3" table:style-name="ce12"/>
          <table:table-cell table:style-name="ce26" table:formula="of:=IF(OR([.I42]&lt;&gt;&quot;&quot;;[.J42]&lt;&gt;&quot;&quot;;[.K42]&lt;&gt;&quot;&quot;);SUM([.I42:.K42])/3;&quot;&quot;)">
            <text:p/>
          </table:table-cell>
          <table:table-cell table:number-columns-repeated="2" table:style-name="ce12"/>
          <table:table-cell table:style-name="ce28" table:formula="of:=IF(OR([.M42]&lt;&gt;&quot;&quot;;[.N42]&lt;&gt;&quot;&quot;);SUM([.M42:.N42])/2;&quot;&quot;)">
            <text:p/>
          </table:table-cell>
          <table:table-cell table:number-columns-repeated="3" table:style-name="ce12"/>
          <table:table-cell table:style-name="ce26" table:formula="of:=IF(OR([.P42]&lt;&gt;&quot;&quot;;[.Q42]&gt;&quot;&quot;;[.R42]&lt;&gt;&quot;&quot;);SUM([.P42:.R42])/3;&quot;&quot;)">
            <text:p/>
          </table:table-cell>
          <table:table-cell/>
          <table:table-cell table:style-name="ce12" table:formula="of:=IF([.H42]&lt;&gt;&quot;&quot;;0.7*[.H42]+0.2*[.S42]+0.1*[.O42];&quot;&quot;)">
            <text:p/>
          </table:table-cell>
          <table:table-cell table:style-name="ce12" table:formula="of:=IF([.H42]&lt;&gt;&quot;&quot;;0.3*[.L42]+0.6*[.H42]+0.1*[.O42];&quot;&quot;)">
            <text:p/>
          </table:table-cell>
          <table:table-cell table:style-name="ce12" table:formula="of:=IF([.H42]&lt;&gt;&quot;&quot;;0.3*[.L42]+0.4*[.H42]+0.2*[.S42]+0.1*[.O42];&quot;&quot;)">
            <text:p/>
          </table:table-cell>
          <table:table-cell/>
          <table:table-cell table:style-name="ce34" table:formula="of:=IF([.U42]&lt;&gt;&quot;&quot;;MAX([.U42:.W42]);&quot;&quot;)">
            <text:p/>
          </table:table-cell>
          <table:table-cell table:formula="of:=IF(AND([.H42]&lt;4;[.Y42]&gt;=5); &quot;atenció&quot;;&quot;&quot;)">
            <text:p/>
          </table:table-cell>
          <table:table-cell table:number-columns-repeated="232"/>
        </table:table-row>
        <table:table-row table:style-name="ro6">
          <table:table-cell table:style-name="ce4" office:value-type="string">
            <text:p>Serra Moreno, Tomás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12" table:formula="of:=IF([.B43]&lt;&gt;&quot;&quot;;[.B43]/5;&quot;&quot;)" office:value-type="float" office:value="6">
            <text:p>6</text:p>
          </table:table-cell>
          <table:table-cell table:style-name="ce12" table:formula="of:=IF([.C43]&lt;&gt;&quot;&quot;;[.C43]/4;&quot;&quot;)" office:value-type="float" office:value="0">
            <text:p>0</text:p>
          </table:table-cell>
          <table:table-cell table:style-name="ce16" office:value-type="float" office:value="6.5">
            <text:p>6,5</text:p>
          </table:table-cell>
          <table:table-cell table:style-name="ce16" office:value-type="float" office:value="7">
            <text:p>7</text:p>
          </table:table-cell>
          <table:table-cell table:style-name="ce20" table:formula="of:=IF(OR([.D43]&lt;&gt;&quot;&quot;;[.E43]&lt;&gt;&quot;&quot;;[.F43]&lt;&gt;&quot;&quot;;[.G43]&lt;&gt;&quot;&quot;);SUM([.D43:.G43])/4;&quot;&quot;)" office:value-type="float" office:value="4.875">
            <text:p>4,88</text:p>
          </table:table-cell>
          <table:table-cell table:number-columns-repeated="3" table:style-name="ce12"/>
          <table:table-cell table:style-name="ce26" table:formula="of:=IF(OR([.I43]&lt;&gt;&quot;&quot;;[.J43]&lt;&gt;&quot;&quot;;[.K43]&lt;&gt;&quot;&quot;);SUM([.I43:.K43])/3;&quot;&quot;)">
            <text:p/>
          </table:table-cell>
          <table:table-cell table:number-columns-repeated="2" table:style-name="ce12"/>
          <table:table-cell table:style-name="ce28" table:formula="of:=IF(OR([.M43]&lt;&gt;&quot;&quot;;[.N43]&lt;&gt;&quot;&quot;);SUM([.M43:.N43])/2;&quot;&quot;)">
            <text:p/>
          </table:table-cell>
          <table:table-cell table:number-columns-repeated="3" table:style-name="ce12"/>
          <table:table-cell table:style-name="ce26" table:formula="of:=IF(OR([.P43]&lt;&gt;&quot;&quot;;[.Q43]&gt;&quot;&quot;;[.R43]&lt;&gt;&quot;&quot;);SUM([.P43:.R43])/3;&quot;&quot;)">
            <text:p/>
          </table:table-cell>
          <table:table-cell/>
          <table:table-cell table:style-name="ce12" table:formula="of:=IF([.H43]&lt;&gt;&quot;&quot;;0.7*[.H43]+0.2*[.S43]+0.1*[.O43];&quot;&quot;)" office:value-type="float" office:value="3.4125">
            <text:p>3,41</text:p>
          </table:table-cell>
          <table:table-cell table:style-name="ce12" table:formula="of:=IF([.H43]&lt;&gt;&quot;&quot;;0.3*[.L43]+0.6*[.H43]+0.1*[.O43];&quot;&quot;)" office:value-type="float" office:value="2.925">
            <text:p>2,93</text:p>
          </table:table-cell>
          <table:table-cell table:style-name="ce12" table:formula="of:=IF([.H43]&lt;&gt;&quot;&quot;;0.3*[.L43]+0.4*[.H43]+0.2*[.S43]+0.1*[.O43];&quot;&quot;)" office:value-type="float" office:value="1.95">
            <text:p>1,95</text:p>
          </table:table-cell>
          <table:table-cell/>
          <table:table-cell table:style-name="ce34" table:formula="of:=IF([.U43]&lt;&gt;&quot;&quot;;MAX([.U43:.W43]);&quot;&quot;)" office:value-type="float" office:value="3.4125">
            <text:p>3,41</text:p>
          </table:table-cell>
          <table:table-cell table:formula="of:=IF(AND([.H43]&lt;4;[.Y43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Socias Ballester, Joan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12" table:formula="of:=IF([.B44]&lt;&gt;&quot;&quot;;[.B44]/5;&quot;&quot;)">
            <text:p/>
          </table:table-cell>
          <table:table-cell table:style-name="ce12" table:formula="of:=IF([.C44]&lt;&gt;&quot;&quot;;[.C44]/4;&quot;&quot;)" office:value-type="float" office:value="1.25">
            <text:p>1,25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5">
            <text:p>5</text:p>
          </table:table-cell>
          <table:table-cell table:style-name="ce20" table:formula="of:=IF(OR([.D44]&lt;&gt;&quot;&quot;;[.E44]&lt;&gt;&quot;&quot;;[.F44]&lt;&gt;&quot;&quot;;[.G44]&lt;&gt;&quot;&quot;);SUM([.D44:.G44])/4;&quot;&quot;)" office:value-type="float" office:value="3.8125">
            <text:p>3,81</text:p>
          </table:table-cell>
          <table:table-cell table:number-columns-repeated="3" table:style-name="ce12"/>
          <table:table-cell table:style-name="ce26" table:formula="of:=IF(OR([.I44]&lt;&gt;&quot;&quot;;[.J44]&lt;&gt;&quot;&quot;;[.K44]&lt;&gt;&quot;&quot;);SUM([.I44:.K44])/3;&quot;&quot;)">
            <text:p/>
          </table:table-cell>
          <table:table-cell table:number-columns-repeated="2" table:style-name="ce12"/>
          <table:table-cell table:style-name="ce28" table:formula="of:=IF(OR([.M44]&lt;&gt;&quot;&quot;;[.N44]&lt;&gt;&quot;&quot;);SUM([.M44:.N44])/2;&quot;&quot;)">
            <text:p/>
          </table:table-cell>
          <table:table-cell table:number-columns-repeated="3" table:style-name="ce12"/>
          <table:table-cell table:style-name="ce26" table:formula="of:=IF(OR([.P44]&lt;&gt;&quot;&quot;;[.Q44]&gt;&quot;&quot;;[.R44]&lt;&gt;&quot;&quot;);SUM([.P44:.R44])/3;&quot;&quot;)">
            <text:p/>
          </table:table-cell>
          <table:table-cell/>
          <table:table-cell table:style-name="ce12" table:formula="of:=IF([.H44]&lt;&gt;&quot;&quot;;0.7*[.H44]+0.2*[.S44]+0.1*[.O44];&quot;&quot;)" office:value-type="float" office:value="2.66875">
            <text:p>2,67</text:p>
          </table:table-cell>
          <table:table-cell table:style-name="ce12" table:formula="of:=IF([.H44]&lt;&gt;&quot;&quot;;0.3*[.L44]+0.6*[.H44]+0.1*[.O44];&quot;&quot;)" office:value-type="float" office:value="2.2875">
            <text:p>2,29</text:p>
          </table:table-cell>
          <table:table-cell table:style-name="ce12" table:formula="of:=IF([.H44]&lt;&gt;&quot;&quot;;0.3*[.L44]+0.4*[.H44]+0.2*[.S44]+0.1*[.O44];&quot;&quot;)" office:value-type="float" office:value="1.525">
            <text:p>1,53</text:p>
          </table:table-cell>
          <table:table-cell/>
          <table:table-cell table:style-name="ce34" table:formula="of:=IF([.U44]&lt;&gt;&quot;&quot;;MAX([.U44:.W44]);&quot;&quot;)" office:value-type="float" office:value="2.66875">
            <text:p>2,67</text:p>
          </table:table-cell>
          <table:table-cell table:formula="of:=IF(AND([.H44]&lt;4;[.Y44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5" office:value-type="string">
            <text:p>Solivellas Mateu, Joan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12" table:formula="of:=IF([.B45]&lt;&gt;&quot;&quot;;[.B45]/5;&quot;&quot;)" office:value-type="float" office:value="5">
            <text:p>5</text:p>
          </table:table-cell>
          <table:table-cell table:style-name="ce12" table:formula="of:=IF([.C45]&lt;&gt;&quot;&quot;;[.C45]/4;&quot;&quot;)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20" table:formula="of:=IF(OR([.D45]&lt;&gt;&quot;&quot;;[.E45]&lt;&gt;&quot;&quot;;[.F45]&lt;&gt;&quot;&quot;;[.G45]&lt;&gt;&quot;&quot;);SUM([.D45:.G45])/4;&quot;&quot;)" office:value-type="float" office:value="4">
            <text:p>4</text:p>
          </table:table-cell>
          <table:table-cell table:number-columns-repeated="3" table:style-name="ce12"/>
          <table:table-cell table:style-name="ce26" table:formula="of:=IF(OR([.I45]&lt;&gt;&quot;&quot;;[.J45]&lt;&gt;&quot;&quot;;[.K45]&lt;&gt;&quot;&quot;);SUM([.I45:.K45])/3;&quot;&quot;)">
            <text:p/>
          </table:table-cell>
          <table:table-cell table:number-columns-repeated="2" table:style-name="ce12"/>
          <table:table-cell table:style-name="ce28" table:formula="of:=IF(OR([.M45]&lt;&gt;&quot;&quot;;[.N45]&lt;&gt;&quot;&quot;);SUM([.M45:.N45])/2;&quot;&quot;)">
            <text:p/>
          </table:table-cell>
          <table:table-cell table:number-columns-repeated="3" table:style-name="ce12"/>
          <table:table-cell table:style-name="ce26" table:formula="of:=IF(OR([.P45]&lt;&gt;&quot;&quot;;[.Q45]&gt;&quot;&quot;;[.R45]&lt;&gt;&quot;&quot;);SUM([.P45:.R45])/3;&quot;&quot;)">
            <text:p/>
          </table:table-cell>
          <table:table-cell/>
          <table:table-cell table:style-name="ce12" table:formula="of:=IF([.H45]&lt;&gt;&quot;&quot;;0.7*[.H45]+0.2*[.S45]+0.1*[.O45];&quot;&quot;)" office:value-type="float" office:value="2.8">
            <text:p>2,8</text:p>
          </table:table-cell>
          <table:table-cell table:style-name="ce12" table:formula="of:=IF([.H45]&lt;&gt;&quot;&quot;;0.3*[.L45]+0.6*[.H45]+0.1*[.O45];&quot;&quot;)" office:value-type="float" office:value="2.4">
            <text:p>2,4</text:p>
          </table:table-cell>
          <table:table-cell table:style-name="ce12" table:formula="of:=IF([.H45]&lt;&gt;&quot;&quot;;0.3*[.L45]+0.4*[.H45]+0.2*[.S45]+0.1*[.O45];&quot;&quot;)" office:value-type="float" office:value="1.6">
            <text:p>1,6</text:p>
          </table:table-cell>
          <table:table-cell/>
          <table:table-cell table:style-name="ce34" table:formula="of:=IF([.U45]&lt;&gt;&quot;&quot;;MAX([.U45:.W45]);&quot;&quot;)" office:value-type="float" office:value="2.8">
            <text:p>2,8</text:p>
          </table:table-cell>
          <table:table-cell table:formula="of:=IF(AND([.H45]&lt;4;[.Y45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Vidal Ripoll, Juan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12" table:formula="of:=IF([.B46]&lt;&gt;&quot;&quot;;[.B46]/5;&quot;&quot;)" office:value-type="float" office:value="6">
            <text:p>6</text:p>
          </table:table-cell>
          <table:table-cell table:style-name="ce12" table:formula="of:=IF([.C46]&lt;&gt;&quot;&quot;;[.C46]/4;&quot;&quot;)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.5">
            <text:p>1,5</text:p>
          </table:table-cell>
          <table:table-cell table:style-name="ce20" table:formula="of:=IF(OR([.D46]&lt;&gt;&quot;&quot;;[.E46]&lt;&gt;&quot;&quot;;[.F46]&lt;&gt;&quot;&quot;;[.G46]&lt;&gt;&quot;&quot;);SUM([.D46:.G46])/4;&quot;&quot;)" office:value-type="float" office:value="2.625">
            <text:p>2,63</text:p>
          </table:table-cell>
          <table:table-cell table:number-columns-repeated="3" table:style-name="ce12"/>
          <table:table-cell table:style-name="ce26" table:formula="of:=IF(OR([.I46]&lt;&gt;&quot;&quot;;[.J46]&lt;&gt;&quot;&quot;;[.K46]&lt;&gt;&quot;&quot;);SUM([.I46:.K46])/3;&quot;&quot;)">
            <text:p/>
          </table:table-cell>
          <table:table-cell table:number-columns-repeated="2" table:style-name="ce12"/>
          <table:table-cell table:style-name="ce28" table:formula="of:=IF(OR([.M46]&lt;&gt;&quot;&quot;;[.N46]&lt;&gt;&quot;&quot;);SUM([.M46:.N46])/2;&quot;&quot;)">
            <text:p/>
          </table:table-cell>
          <table:table-cell table:number-columns-repeated="3" table:style-name="ce12"/>
          <table:table-cell table:style-name="ce26" table:formula="of:=IF(OR([.P46]&lt;&gt;&quot;&quot;;[.Q46]&gt;&quot;&quot;;[.R46]&lt;&gt;&quot;&quot;);SUM([.P46:.R46])/3;&quot;&quot;)">
            <text:p/>
          </table:table-cell>
          <table:table-cell/>
          <table:table-cell table:style-name="ce12" table:formula="of:=IF([.H46]&lt;&gt;&quot;&quot;;0.7*[.H46]+0.2*[.S46]+0.1*[.O46];&quot;&quot;)" office:value-type="float" office:value="1.8375">
            <text:p>1,84</text:p>
          </table:table-cell>
          <table:table-cell table:style-name="ce12" table:formula="of:=IF([.H46]&lt;&gt;&quot;&quot;;0.3*[.L46]+0.6*[.H46]+0.1*[.O46];&quot;&quot;)" office:value-type="float" office:value="1.575">
            <text:p>1,58</text:p>
          </table:table-cell>
          <table:table-cell table:style-name="ce12" table:formula="of:=IF([.H46]&lt;&gt;&quot;&quot;;0.3*[.L46]+0.4*[.H46]+0.2*[.S46]+0.1*[.O46];&quot;&quot;)" office:value-type="float" office:value="1.05">
            <text:p>1,05</text:p>
          </table:table-cell>
          <table:table-cell/>
          <table:table-cell table:style-name="ce34" table:formula="of:=IF([.U46]&lt;&gt;&quot;&quot;;MAX([.U46:.W46]);&quot;&quot;)" office:value-type="float" office:value="1.8375">
            <text:p>1,84</text:p>
          </table:table-cell>
          <table:table-cell table:formula="of:=IF(AND([.H46]&lt;4;[.Y46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Videckis Martini, Gabriel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5">
            <text:p>15</text:p>
          </table:table-cell>
          <table:table-cell table:style-name="ce12" table:formula="of:=IF([.B47]&lt;&gt;&quot;&quot;;[.B47]/5;&quot;&quot;)" office:value-type="float" office:value="10">
            <text:p>10</text:p>
          </table:table-cell>
          <table:table-cell table:style-name="ce12" table:formula="of:=IF([.C47]&lt;&gt;&quot;&quot;;[.C47]/4;&quot;&quot;)" office:value-type="float" office:value="3.75">
            <text:p>3,7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20" table:formula="of:=IF(OR([.D47]&lt;&gt;&quot;&quot;;[.E47]&lt;&gt;&quot;&quot;;[.F47]&lt;&gt;&quot;&quot;;[.G47]&lt;&gt;&quot;&quot;);SUM([.D47:.G47])/4;&quot;&quot;)" office:value-type="float" office:value="3.4375">
            <text:p>3,44</text:p>
          </table:table-cell>
          <table:table-cell table:number-columns-repeated="3" table:style-name="ce12"/>
          <table:table-cell table:style-name="ce26" table:formula="of:=IF(OR([.I47]&lt;&gt;&quot;&quot;;[.J47]&lt;&gt;&quot;&quot;;[.K47]&lt;&gt;&quot;&quot;);SUM([.I47:.K47])/3;&quot;&quot;)">
            <text:p/>
          </table:table-cell>
          <table:table-cell table:number-columns-repeated="2" table:style-name="ce12"/>
          <table:table-cell table:style-name="ce28" table:formula="of:=IF(OR([.M47]&lt;&gt;&quot;&quot;;[.N47]&lt;&gt;&quot;&quot;);SUM([.M47:.N47])/2;&quot;&quot;)">
            <text:p/>
          </table:table-cell>
          <table:table-cell table:number-columns-repeated="3" table:style-name="ce12"/>
          <table:table-cell table:style-name="ce26" table:formula="of:=IF(OR([.P47]&lt;&gt;&quot;&quot;;[.Q47]&gt;&quot;&quot;;[.R47]&lt;&gt;&quot;&quot;);SUM([.P47:.R47])/3;&quot;&quot;)">
            <text:p/>
          </table:table-cell>
          <table:table-cell/>
          <table:table-cell table:style-name="ce12" table:formula="of:=IF([.H47]&lt;&gt;&quot;&quot;;0.7*[.H47]+0.2*[.S47]+0.1*[.O47];&quot;&quot;)" office:value-type="float" office:value="2.40625">
            <text:p>2,41</text:p>
          </table:table-cell>
          <table:table-cell table:style-name="ce12" table:formula="of:=IF([.H47]&lt;&gt;&quot;&quot;;0.3*[.L47]+0.6*[.H47]+0.1*[.O47];&quot;&quot;)" office:value-type="float" office:value="2.0625">
            <text:p>2,06</text:p>
          </table:table-cell>
          <table:table-cell table:style-name="ce12" table:formula="of:=IF([.H47]&lt;&gt;&quot;&quot;;0.3*[.L47]+0.4*[.H47]+0.2*[.S47]+0.1*[.O47];&quot;&quot;)" office:value-type="float" office:value="1.375">
            <text:p>1,38</text:p>
          </table:table-cell>
          <table:table-cell/>
          <table:table-cell table:style-name="ce34" table:formula="of:=IF([.U47]&lt;&gt;&quot;&quot;;MAX([.U47:.W47]);&quot;&quot;)" office:value-type="float" office:value="2.40625">
            <text:p>2,41</text:p>
          </table:table-cell>
          <table:table-cell table:formula="of:=IF(AND([.H47]&lt;4;[.Y47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Vignolo , Mariano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12" table:formula="of:=IF([.B48]&lt;&gt;&quot;&quot;;[.B48]/5;&quot;&quot;)" office:value-type="float" office:value="10">
            <text:p>10</text:p>
          </table:table-cell>
          <table:table-cell table:style-name="ce12" table:formula="of:=IF([.C48]&lt;&gt;&quot;&quot;;[.C48]/4;&quot;&quot;)">
            <text:p/>
          </table:table-cell>
          <table:table-cell table:style-name="ce16" office:value-type="float" office:value="5.5">
            <text:p>5,5</text:p>
          </table:table-cell>
          <table:table-cell table:style-name="ce16" office:value-type="float" office:value="4">
            <text:p>4</text:p>
          </table:table-cell>
          <table:table-cell table:style-name="ce20" table:formula="of:=IF(OR([.D48]&lt;&gt;&quot;&quot;;[.E48]&lt;&gt;&quot;&quot;;[.F48]&lt;&gt;&quot;&quot;;[.G48]&lt;&gt;&quot;&quot;);SUM([.D48:.G48])/4;&quot;&quot;)" office:value-type="float" office:value="4.875">
            <text:p>4,88</text:p>
          </table:table-cell>
          <table:table-cell table:number-columns-repeated="3" table:style-name="ce12"/>
          <table:table-cell table:style-name="ce26" table:formula="of:=IF(OR([.I48]&lt;&gt;&quot;&quot;;[.J48]&lt;&gt;&quot;&quot;;[.K48]&lt;&gt;&quot;&quot;);SUM([.I48:.K48])/3;&quot;&quot;)">
            <text:p/>
          </table:table-cell>
          <table:table-cell table:number-columns-repeated="2" table:style-name="ce12"/>
          <table:table-cell table:style-name="ce28" table:formula="of:=IF(OR([.M48]&lt;&gt;&quot;&quot;;[.N48]&lt;&gt;&quot;&quot;);SUM([.M48:.N48])/2;&quot;&quot;)">
            <text:p/>
          </table:table-cell>
          <table:table-cell table:number-columns-repeated="3" table:style-name="ce12"/>
          <table:table-cell table:style-name="ce26" table:formula="of:=IF(OR([.P48]&lt;&gt;&quot;&quot;;[.Q48]&gt;&quot;&quot;;[.R48]&lt;&gt;&quot;&quot;);SUM([.P48:.R48])/3;&quot;&quot;)">
            <text:p/>
          </table:table-cell>
          <table:table-cell/>
          <table:table-cell table:style-name="ce12" table:formula="of:=IF([.H48]&lt;&gt;&quot;&quot;;0.7*[.H48]+0.2*[.S48]+0.1*[.O48];&quot;&quot;)" office:value-type="float" office:value="3.4125">
            <text:p>3,41</text:p>
          </table:table-cell>
          <table:table-cell table:style-name="ce12" table:formula="of:=IF([.H48]&lt;&gt;&quot;&quot;;0.3*[.L48]+0.6*[.H48]+0.1*[.O48];&quot;&quot;)" office:value-type="float" office:value="2.925">
            <text:p>2,93</text:p>
          </table:table-cell>
          <table:table-cell table:style-name="ce12" table:formula="of:=IF([.H48]&lt;&gt;&quot;&quot;;0.3*[.L48]+0.4*[.H48]+0.2*[.S48]+0.1*[.O48];&quot;&quot;)" office:value-type="float" office:value="1.95">
            <text:p>1,95</text:p>
          </table:table-cell>
          <table:table-cell/>
          <table:table-cell table:style-name="ce34" table:formula="of:=IF([.U48]&lt;&gt;&quot;&quot;;MAX([.U48:.W48]);&quot;&quot;)" office:value-type="float" office:value="3.4125">
            <text:p>3,41</text:p>
          </table:table-cell>
          <table:table-cell table:formula="of:=IF(AND([.H48]&lt;4;[.Y48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Vilella Fernández, Jon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2" table:formula="of:=IF([.B49]&lt;&gt;&quot;&quot;;[.B49]/5;&quot;&quot;)" office:value-type="float" office:value="0">
            <text:p>0</text:p>
          </table:table-cell>
          <table:table-cell table:style-name="ce12" table:formula="of:=IF([.C49]&lt;&gt;&quot;&quot;;[.C49]/4;&quot;&quot;)" office:value-type="float" office:value="1.25">
            <text:p>1,25</text:p>
          </table:table-cell>
          <table:table-cell table:style-name="ce16" office:value-type="float" office:value="6.5">
            <text:p>6,5</text:p>
          </table:table-cell>
          <table:table-cell table:style-name="ce16" office:value-type="float" office:value="2">
            <text:p>2</text:p>
          </table:table-cell>
          <table:table-cell table:style-name="ce20" table:formula="of:=IF(OR([.D49]&lt;&gt;&quot;&quot;;[.E49]&lt;&gt;&quot;&quot;;[.F49]&lt;&gt;&quot;&quot;;[.G49]&lt;&gt;&quot;&quot;);SUM([.D49:.G49])/4;&quot;&quot;)" office:value-type="float" office:value="2.4375">
            <text:p>2,44</text:p>
          </table:table-cell>
          <table:table-cell table:number-columns-repeated="3" table:style-name="ce12"/>
          <table:table-cell table:style-name="ce26" table:formula="of:=IF(OR([.I49]&lt;&gt;&quot;&quot;;[.J49]&lt;&gt;&quot;&quot;;[.K49]&lt;&gt;&quot;&quot;);SUM([.I49:.K49])/3;&quot;&quot;)">
            <text:p/>
          </table:table-cell>
          <table:table-cell table:number-columns-repeated="2" table:style-name="ce12"/>
          <table:table-cell table:style-name="ce28" table:formula="of:=IF(OR([.M49]&lt;&gt;&quot;&quot;;[.N49]&lt;&gt;&quot;&quot;);SUM([.M49:.N49])/2;&quot;&quot;)">
            <text:p/>
          </table:table-cell>
          <table:table-cell table:number-columns-repeated="3" table:style-name="ce12"/>
          <table:table-cell table:style-name="ce26" table:formula="of:=IF(OR([.P49]&lt;&gt;&quot;&quot;;[.Q49]&gt;&quot;&quot;;[.R49]&lt;&gt;&quot;&quot;);SUM([.P49:.R49])/3;&quot;&quot;)">
            <text:p/>
          </table:table-cell>
          <table:table-cell/>
          <table:table-cell table:style-name="ce12" table:formula="of:=IF([.H49]&lt;&gt;&quot;&quot;;0.7*[.H49]+0.2*[.S49]+0.1*[.O49];&quot;&quot;)" office:value-type="float" office:value="1.70625">
            <text:p>1,71</text:p>
          </table:table-cell>
          <table:table-cell table:style-name="ce12" table:formula="of:=IF([.H49]&lt;&gt;&quot;&quot;;0.3*[.L49]+0.6*[.H49]+0.1*[.O49];&quot;&quot;)" office:value-type="float" office:value="1.4625">
            <text:p>1,46</text:p>
          </table:table-cell>
          <table:table-cell table:style-name="ce12" table:formula="of:=IF([.H49]&lt;&gt;&quot;&quot;;0.3*[.L49]+0.4*[.H49]+0.2*[.S49]+0.1*[.O49];&quot;&quot;)" office:value-type="float" office:value="0.975">
            <text:p>0,98</text:p>
          </table:table-cell>
          <table:table-cell/>
          <table:table-cell table:style-name="ce34" table:formula="of:=IF([.U49]&lt;&gt;&quot;&quot;;MAX([.U49:.W49]);&quot;&quot;)" office:value-type="float" office:value="1.70625">
            <text:p>1,71</text:p>
          </table:table-cell>
          <table:table-cell table:formula="of:=IF(AND([.H49]&lt;4;[.Y49]&gt;=5); &quot;atenció&quot;;&quot;&quot;)">
            <text:p/>
          </table:table-cell>
          <table:table-cell table:number-columns-repeated="232"/>
        </table:table-row>
        <table:table-row table:style-name="ro6">
          <table:table-cell table:style-name="ce6"/>
          <table:table-cell table:number-columns-repeated="2" table:style-name="ce9"/>
          <table:table-cell table:style-name="ce12" table:formula="of:=IF([.B50]&lt;&gt;&quot;&quot;;[.B50]/5;&quot;&quot;)">
            <text:p/>
          </table:table-cell>
          <table:table-cell table:style-name="ce12" table:formula="of:=IF([.C50]&lt;&gt;&quot;&quot;;[.C50]/4;&quot;&quot;)">
            <text:p/>
          </table:table-cell>
          <table:table-cell table:number-columns-repeated="2" table:style-name="ce6"/>
          <table:table-cell table:style-name="ce20" table:formula="of:=IF(OR([.D50]&lt;&gt;&quot;&quot;;[.E50]&lt;&gt;&quot;&quot;;[.F50]&lt;&gt;&quot;&quot;;[.G50]&lt;&gt;&quot;&quot;);SUM([.D50:.G50])/4;&quot;&quot;)">
            <text:p/>
          </table:table-cell>
          <table:table-cell table:number-columns-repeated="3" table:style-name="ce12"/>
          <table:table-cell table:style-name="ce26" table:formula="of:=IF(OR([.I50]&lt;&gt;&quot;&quot;;[.J50]&lt;&gt;&quot;&quot;;[.K50]&lt;&gt;&quot;&quot;);SUM([.I50:.K50])/3;&quot;&quot;)">
            <text:p/>
          </table:table-cell>
          <table:table-cell table:number-columns-repeated="2" table:style-name="ce12"/>
          <table:table-cell table:style-name="ce28" table:formula="of:=IF(OR([.M50]&lt;&gt;&quot;&quot;;[.N50]&lt;&gt;&quot;&quot;);SUM([.M50:.N50])/2;&quot;&quot;)">
            <text:p/>
          </table:table-cell>
          <table:table-cell table:number-columns-repeated="3" table:style-name="ce12"/>
          <table:table-cell table:style-name="ce26" table:formula="of:=IF(OR([.P50]&lt;&gt;&quot;&quot;;[.Q50]&gt;&quot;&quot;;[.R50]&lt;&gt;&quot;&quot;);SUM([.P50:.R50])/3;&quot;&quot;)">
            <text:p/>
          </table:table-cell>
          <table:table-cell/>
          <table:table-cell table:style-name="ce12" table:formula="of:=IF([.H50]&lt;&gt;&quot;&quot;;0.7*[.H50]+0.2*[.S50]+0.1*[.O50];&quot;&quot;)">
            <text:p/>
          </table:table-cell>
          <table:table-cell table:style-name="ce12" table:formula="of:=IF([.H50]&lt;&gt;&quot;&quot;;0.3*[.L50]+0.6*[.H50]+0.1*[.O50];&quot;&quot;)">
            <text:p/>
          </table:table-cell>
          <table:table-cell table:style-name="ce12" table:formula="of:=IF([.H50]&lt;&gt;&quot;&quot;;0.3*[.L50]+0.4*[.H50]+0.2*[.S50]+0.1*[.O50];&quot;&quot;)">
            <text:p/>
          </table:table-cell>
          <table:table-cell/>
          <table:table-cell table:style-name="ce34" table:formula="of:=IF([.U50]&lt;&gt;&quot;&quot;;MAX([.U50:.W50]);&quot;&quot;)">
            <text:p/>
          </table:table-cell>
          <table:table-cell table:formula="of:=IF(AND([.H50]&lt;4;[.Y50]&gt;=5); &quot;atenció&quot;;&quot;&quot;)">
            <text:p/>
          </table:table-cell>
          <table:table-cell table:number-columns-repeated="232"/>
        </table:table-row>
        <table:table-row table:style-name="ro6">
          <table:table-cell table:style-name="ce4" office:value-type="string">
            <text:p>Vega Lopez, Antonio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5">
            <text:p>5</text:p>
          </table:table-cell>
          <table:table-cell table:style-name="ce12" table:formula="of:=IF([.B51]&lt;&gt;&quot;&quot;;[.B51]/5;&quot;&quot;)" office:value-type="float" office:value="9">
            <text:p>9</text:p>
          </table:table-cell>
          <table:table-cell table:style-name="ce12" table:formula="of:=IF([.C51]&lt;&gt;&quot;&quot;;[.C51]/4;&quot;&quot;)" office:value-type="float" office:value="1.25">
            <text:p>1,2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4.5">
            <text:p>4,5</text:p>
          </table:table-cell>
          <table:table-cell table:style-name="ce20" table:formula="of:=IF(OR([.D51]&lt;&gt;&quot;&quot;;[.E51]&lt;&gt;&quot;&quot;;[.F51]&lt;&gt;&quot;&quot;;[.G51]&lt;&gt;&quot;&quot;);SUM([.D51:.G51])/4;&quot;&quot;)" office:value-type="float" office:value="5.1875">
            <text:p>5,19</text:p>
          </table:table-cell>
          <table:table-cell table:number-columns-repeated="3"/>
          <table:table-cell table:style-name="ce26" table:formula="of:=IF(OR([.I51]&lt;&gt;&quot;&quot;;[.J51]&lt;&gt;&quot;&quot;;[.K51]&lt;&gt;&quot;&quot;);SUM([.I51:.K51])/3;&quot;&quot;)">
            <text:p/>
          </table:table-cell>
          <table:table-cell table:number-columns-repeated="2"/>
          <table:table-cell table:style-name="ce28" table:formula="of:=IF(OR([.M51]&lt;&gt;&quot;&quot;;[.N51]&lt;&gt;&quot;&quot;);SUM([.M51:.N51])/2;&quot;&quot;)">
            <text:p/>
          </table:table-cell>
          <table:table-cell table:number-columns-repeated="3"/>
          <table:table-cell table:style-name="ce26" table:formula="of:=IF(OR([.P51]&lt;&gt;&quot;&quot;;[.Q51]&gt;&quot;&quot;;[.R51]&lt;&gt;&quot;&quot;);SUM([.P51:.R51])/3;&quot;&quot;)">
            <text:p/>
          </table:table-cell>
          <table:table-cell/>
          <table:table-cell/>
          <table:table-cell table:number-columns-repeated="3"/>
          <table:table-cell table:style-name="ce34" table:formula="of:=IF([.U51]&lt;&gt;&quot;&quot;;MAX([.U51:.W51]);&quot;&quot;)">
            <text:p/>
          </table:table-cell>
          <table:table-cell table:number-columns-repeated="233"/>
        </table:table-row>
        <table:table-row table:style-name="ro6">
          <table:table-cell table:style-name="ce4" office:value-type="string">
            <text:p>Vidal Llamas, Daniel *****</text:p>
          </table:table-cell>
          <table:table-cell table:number-columns-repeated="2" table:style-name="ce8"/>
          <table:table-cell table:style-name="ce12" table:formula="of:=IF([.B52]&lt;&gt;&quot;&quot;;[.B52]/5;&quot;&quot;)">
            <text:p/>
          </table:table-cell>
          <table:table-cell table:style-name="ce12" table:formula="of:=IF([.C52]&lt;&gt;&quot;&quot;;[.C52]/4;&quot;&quot;)">
            <text:p/>
          </table:table-cell>
          <table:table-cell table:number-columns-repeated="2" table:style-name="ce17"/>
          <table:table-cell table:style-name="ce20" table:formula="of:=IF(OR([.D52]&lt;&gt;&quot;&quot;;[.E52]&lt;&gt;&quot;&quot;;[.F52]&lt;&gt;&quot;&quot;;[.G52]&lt;&gt;&quot;&quot;);SUM([.D52:.G52])/4;&quot;&quot;)">
            <text:p/>
          </table:table-cell>
          <table:table-cell table:number-columns-repeated="3"/>
          <table:table-cell table:style-name="ce26" table:formula="of:=IF(OR([.I52]&lt;&gt;&quot;&quot;;[.J52]&lt;&gt;&quot;&quot;;[.K52]&lt;&gt;&quot;&quot;);SUM([.I52:.K52])/3;&quot;&quot;)">
            <text:p/>
          </table:table-cell>
          <table:table-cell table:number-columns-repeated="2"/>
          <table:table-cell table:style-name="ce28" table:formula="of:=IF(OR([.M52]&lt;&gt;&quot;&quot;;[.N52]&lt;&gt;&quot;&quot;);SUM([.M52:.N52])/2;&quot;&quot;)">
            <text:p/>
          </table:table-cell>
          <table:table-cell table:number-columns-repeated="3"/>
          <table:table-cell table:style-name="ce26" table:formula="of:=IF(OR([.P52]&lt;&gt;&quot;&quot;;[.Q52]&gt;&quot;&quot;;[.R52]&lt;&gt;&quot;&quot;);SUM([.P52:.R52])/3;&quot;&quot;)">
            <text:p/>
          </table:table-cell>
          <table:table-cell/>
          <table:table-cell/>
          <table:table-cell table:number-columns-repeated="3"/>
          <table:table-cell table:style-name="ce34" table:formula="of:=IF([.U52]&lt;&gt;&quot;&quot;;MAX([.U52:.W52]);&quot;&quot;)">
            <text:p/>
          </table:table-cell>
          <table:table-cell table:number-columns-repeated="233"/>
        </table:table-row>
        <table:table-row table:style-name="ro6" table:number-rows-repeated="65483">
          <table:table-cell table:number-columns-repeated="258"/>
        </table:table-row>
        <table:table-row table:style-name="ro6">
          <table:table-cell table:number-columns-repeated="258"/>
        </table:table-row>
      </table:table>
      <table:table table:name="Hoja3" table:style-name="ta2" table:print="false">
        <table:table-column table:style-name="co9" table:number-columns-repeated="255" table:default-cell-style-name="Default"/>
        <table:table-column table:style-name="co2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-pages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8">28/06/2012</text:date>, <text:time>12:20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6-23T16:22:03</meta:creation-date>
    <dc:date>2012-06-28T12:20:01</dc:date>
    <meta:editing-cycles>61</meta:editing-cycles>
    <meta:editing-duration>P25DT1H39M37S</meta:editing-duration>
    <dc:creator>José Luis Lisani</dc:creator>
    <meta:document-statistic meta:table-count="2" meta:cell-count="1152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